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3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fo:background-color="#FFFFF3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7">
      <style:table-cell-properties fo:border-top="none" fo:border-bottom="none" fo:border-left="none" fo:border-right="thin solid #000000" fo:background-color="#FFFFF3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thin solid #000000" fo:background-color="#FFFFF3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37">
      <style:table-cell-properties fo:border-top="none" fo:border-bottom="thin solid #000000" fo:border-left="thin solid #000000" fo:border-right="thin solid #000000" fo:background-color="#FFFFF3"/>
    </style:style>
    <style:style style:name="ce20" style:family="table-cell" style:parent-style-name="Default" style:data-style-name="N37">
      <style:table-cell-properties fo:border-top="none" fo:border-bottom="thin solid #000000" fo:border-left="none" fo:border-right="thin solid #000000" fo:background-color="#FFFFF3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9" style:family="table-cell" style:parent-style-name="Default" style:data-style-name="N36">
      <style:table-cell-properties style:vertical-align="automatic"/>
      <style:text-properties fo:color="#FFFFFF"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5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5796875cm"/>
    </style:style>
    <style:style style:name="co2" style:family="table-column">
      <style:table-column-properties fo:break-before="auto" style:column-width="2.44739583333333cm"/>
    </style:style>
    <style:style style:name="co3" style:family="table-column">
      <style:table-column-properties fo:break-before="auto" style:column-width="3.00302083333333cm"/>
    </style:style>
    <style:style style:name="co4" style:family="table-column">
      <style:table-column-properties fo:break-before="auto" style:column-width="3.26760416666667cm"/>
    </style:style>
    <style:style style:name="co5" style:family="table-column">
      <style:table-column-properties fo:break-before="auto" style:column-width="12.1046875cm"/>
    </style:style>
    <style:style style:name="co6" style:family="table-column">
      <style:table-column-properties fo:break-before="auto" style:column-width="4.1936458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7.1040625cm"/>
    </style:style>
    <style:style style:name="co9" style:family="table-column">
      <style:table-column-properties fo:break-before="auto" style:column-width="5.68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9" style:base-cell-address="IT1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9" style:base-cell-address="IT1.I4"/>
    </style:style>
    <style:style style:name="ce56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9" style:base-cell-address="IT2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9" style:base-cell-address="IT2.I4"/>
    </style:style>
    <style:style style:name="ce58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9" style:base-cell-address="IT3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9" style:base-cell-address="IT3.I4"/>
    </style:style>
    <style:style style:name="ce60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9" style:base-cell-address="IT4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9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7.69792in" svg:y="0.31771in" svg:width="7.23958in" svg:height="5.1458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625in" svg:y="4.3125in" svg:width="4.11458in" svg:height="2.3489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2">
            <text:p>0</text:p>
          </table:table-cell>
          <table:table-cell office:value-type="float" office:value="0" table:formula="of:=[.E3]-$$IT3H1" table:style-name="ce12">
            <text:p>0</text:p>
          </table:table-cell>
          <table:table-cell office:value-type="float" office:value="0" table:formula="of:=[.F3]-$$IT4H1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2</text:p>
          </table:table-cell>
          <table:table-cell office:value-type="float" office:value="26" table:style-name="ce14">
            <text:p>26</text:p>
          </table:table-cell>
          <table:table-cell office:value-type="float" office:value="26" table:formula="of:=[.C4]-$$IT1H2" table:style-name="ce15">
            <text:p>26</text:p>
          </table:table-cell>
          <table:table-cell office:value-type="float" office:value="26" table:formula="of:=[.D4]-$$IT2H2" table:style-name="ce15">
            <text:p>26</text:p>
          </table:table-cell>
          <table:table-cell office:value-type="float" office:value="26" table:formula="of:=[.E4]-[.F34]" table:style-name="ce15">
            <text:p>26</text:p>
          </table:table-cell>
          <table:table-cell office:value-type="float" office:value="26" table:formula="of:=[.F4]-[.F44]" table:style-name="ce15">
            <text:p>2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3</text:p>
          </table:table-cell>
          <table:table-cell office:value-type="float" office:value="15" table:style-name="ce14">
            <text:p>15</text:p>
          </table:table-cell>
          <table:table-cell office:value-type="float" office:value="15" table:formula="of:=[.C5]-$$IT1H3" table:style-name="ce15">
            <text:p>15</text:p>
          </table:table-cell>
          <table:table-cell office:value-type="float" office:value="15" table:formula="of:=[.D5]-$$IT2H3" table:style-name="ce15">
            <text:p>15</text:p>
          </table:table-cell>
          <table:table-cell office:value-type="float" office:value="15" table:formula="of:=[.E5]-[.G34]" table:style-name="ce15">
            <text:p>15</text:p>
          </table:table-cell>
          <table:table-cell office:value-type="float" office:value="15" table:formula="of:=[.F5]-[.H34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4</text:p>
          </table:table-cell>
          <table:table-cell office:value-type="float" office:value="51" table:style-name="ce14">
            <text:p>51</text:p>
          </table:table-cell>
          <table:table-cell office:value-type="float" office:value="47" table:formula="of:=[.C6]-$$IT1H4" table:style-name="ce15">
            <text:p>47</text:p>
          </table:table-cell>
          <table:table-cell office:value-type="float" office:value="15.5" table:formula="of:=[.D6]-$$IT2H4" table:style-name="ce15">
            <text:p>16</text:p>
          </table:table-cell>
          <table:table-cell office:value-type="float" office:value="0" table:formula="of:=0" table:style-name="ce15">
            <text:p>0</text:p>
          </table:table-cell>
          <table:table-cell office:value-type="float" office:value="0" table:formula="of:=[.F6]-[.H45]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5</text:p>
          </table:table-cell>
          <table:table-cell office:value-type="float" office:value="10" table:style-name="ce14">
            <text:p>10</text:p>
          </table:table-cell>
          <table:table-cell office:value-type="float" office:value="10" table:formula="of:=[.C7]-$$IT1H5" table:style-name="ce15">
            <text:p>10</text:p>
          </table:table-cell>
          <table:table-cell office:value-type="float" office:value="10" table:formula="of:=[.D7]-$$IT2H5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6</text:p>
          </table:table-cell>
          <table:table-cell office:value-type="float" office:value="4" table:style-name="ce14">
            <text:p>4</text:p>
          </table:table-cell>
          <table:table-cell office:value-type="float" office:value="4" table:formula="of:=[.C8]-$$IT1H6" table:style-name="ce15">
            <text:p>4</text:p>
          </table:table-cell>
          <table:table-cell office:value-type="float" office:value="4" table:formula="of:=[.D8]-$$IT2H6" table:style-name="ce15">
            <text:p>4</text:p>
          </table:table-cell>
          <table:table-cell office:value-type="float" office:value="4" table:formula="of:=[.E8]-[.G57]" table:style-name="ce15">
            <text:p>4</text:p>
          </table:table-cell>
          <table:table-cell office:value-type="float" office:value="4" table:formula="of:=[.F8]-[.H57]" table:style-name="ce15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7</text:p>
          </table:table-cell>
          <table:table-cell office:value-type="float" office:value="10" table:style-name="ce14">
            <text:p>10</text:p>
          </table:table-cell>
          <table:table-cell office:value-type="float" office:value="10" table:formula="of:=[.C9]-$$IT1H7" table:style-name="ce15">
            <text:p>10</text:p>
          </table:table-cell>
          <table:table-cell office:value-type="float" office:value="10" table:formula="of:=[.D9]-$$IT2H7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float" office:value="1" table:formula="of:=[.F9]-[.H64]" table:style-name="ce15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8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10]-$$IT1H8" table:style-name="ce15">
            <text:p>19</text:p>
          </table:table-cell>
          <table:table-cell office:value-type="float" office:value="19" table:formula="of:=[.D10]-$$IT2H8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9</text:p>
          </table:table-cell>
          <table:table-cell office:value-type="float" office:value="17" table:style-name="ce14">
            <text:p>17</text:p>
          </table:table-cell>
          <table:table-cell office:value-type="float" office:value="17" table:formula="of:=[.C11]-$$IT1H9" table:style-name="ce16">
            <text:p>17</text:p>
          </table:table-cell>
          <table:table-cell office:value-type="float" office:value="17" table:formula="of:=[.D11]-$$IT2H9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0</text:p>
          </table:table-cell>
          <table:table-cell office:value-type="float" office:value="32" table:style-name="ce14">
            <text:p>32</text:p>
          </table:table-cell>
          <table:table-cell office:value-type="float" office:value="32" table:formula="of:=[.C12]-$$IT1H10" table:style-name="ce16">
            <text:p>32</text:p>
          </table:table-cell>
          <table:table-cell office:value-type="float" office:value="32" table:formula="of:=[.D12]-$$IT2H10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1</text:p>
          </table:table-cell>
          <table:table-cell office:value-type="float" office:value="20" table:style-name="ce14">
            <text:p>20</text:p>
          </table:table-cell>
          <table:table-cell office:value-type="float" office:value="20" table:formula="of:=[.C13]-$$IT1H11" table:style-name="ce16">
            <text:p>20</text:p>
          </table:table-cell>
          <table:table-cell office:value-type="float" office:value="20" table:formula="of:=[.D13]-$$IT2H11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2</text:p>
          </table:table-cell>
          <table:table-cell office:value-type="float" office:value="9" table:style-name="ce14">
            <text:p>9</text:p>
          </table:table-cell>
          <table:table-cell office:value-type="float" office:value="9" table:formula="of:=[.C14]-$$IT1H12" table:style-name="ce16">
            <text:p>9</text:p>
          </table:table-cell>
          <table:table-cell office:value-type="float" office:value="9" table:formula="of:=[.D14]-$$IT2H12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3</text:p>
          </table:table-cell>
          <table:table-cell office:value-type="float" office:value="15" table:style-name="ce14">
            <text:p>15</text:p>
          </table:table-cell>
          <table:table-cell office:value-type="float" office:value="15" table:formula="of:=[.C15]-$$IT1H13" table:style-name="ce16">
            <text:p>15</text:p>
          </table:table-cell>
          <table:table-cell office:value-type="float" office:value="15" table:formula="of:=[.D15]-$$IT2H13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4</text:p>
          </table:table-cell>
          <table:table-cell office:value-type="float" office:value="7" table:style-name="ce14">
            <text:p>7</text:p>
          </table:table-cell>
          <table:table-cell office:value-type="float" office:value="7" table:formula="of:=[.C16]-$$IT1H14" table:style-name="ce16">
            <text:p>7</text:p>
          </table:table-cell>
          <table:table-cell office:value-type="float" office:value="7" table:formula="of:=[.D16]-$$IT2H14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7">
            <text:p>Histoire 15</text:p>
          </table:table-cell>
          <table:table-cell office:value-type="float" office:value="12" table:style-name="ce18">
            <text:p>12</text:p>
          </table:table-cell>
          <table:table-cell office:value-type="float" office:value="12" table:formula="of:=[.C17]-$$IT1H15" table:style-name="ce19">
            <text:p>12</text:p>
          </table:table-cell>
          <table:table-cell office:value-type="float" office:value="12" table:formula="of:=[.D17]-$$IT2H15" table:style-name="ce20">
            <text:p>12</text:p>
          </table:table-cell>
          <table:table-cell office:value-type="float" office:value="12" table:formula="of:=[.E17]-[.G117]" table:style-name="ce20">
            <text:p>12</text:p>
          </table:table-cell>
          <table:table-cell office:value-type="float" office:value="12" table:formula="of:=[.F17]-[.H117]" table:style-name="ce20">
            <text:p>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21">
            <text:p>Itération 1</text:p>
          </table:table-cell>
          <table:table-cell office:value-type="string" table:style-name="ce22">
            <text:p>Itération 2</text:p>
          </table:table-cell>
          <table:table-cell office:value-type="string" table:style-name="ce21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71" table:formula="of:=SUM([.C3:.C17])" table:style-name="ce1">
            <text:p>271</text:p>
          </table:table-cell>
          <table:table-cell office:value-type="float" office:value="243" table:formula="of:=SUM([.D3:.D17])" table:style-name="ce1">
            <text:p>243</text:p>
          </table:table-cell>
          <table:table-cell office:value-type="float" office:value="211.5" table:formula="of:=SUM([.E3:.E17])" table:style-name="ce1">
            <text:p>211,5</text:p>
          </table:table-cell>
          <table:table-cell office:value-type="float" office:value="187" table:formula="of:=SUM([.F3:.F17])" table:style-name="ce1">
            <text:p>187</text:p>
          </table:table-cell>
          <table:table-cell office:value-type="float" office:value="187" table:formula="of:=SUM([.G3:.G17])" table:style-name="ce1">
            <text:p>187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40625in" svg:y="8.94271in" svg:width="5.88542in" svg:height="3.71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office:value-type="string" table:style-name="ce27">
            <text:p>Edgar Badalyan</text:p>
          </table:table-cell>
          <table:table-cell office:value-type="string" table:style-name="ce27">
            <text:p>Minh Nguyen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table:style-name="ce23"/>
          <table:table-cell office:value-type="date" office:date-value="2020-02-18T00:00:00" table:style-name="ce54">
            <text:p>18-02-2020</text:p>
          </table:table-cell>
          <table:table-cell office:value-type="float" office:value="0" table:style-name="ce55">
            <text:p>0</text:p>
          </table:table-cell>
          <table:table-cell office:value-type="float" office:value="24" table:formula="of:=[.$G$11]*(1-1/[.$J$32]*[.J4])" table:style-name="ce30">
            <text:p>24</text:p>
          </table:table-cell>
          <table:table-cell office:value-type="float" office:value="24" table:style-name="ce30">
            <text:p>24</text:p>
          </table:table-cell>
          <table:table-cell office:value-type="float" office:value="4" table:formula="of:=[.$G$41]*(1-1/[.$J$32]*[.J4])" table:style-name="ce30">
            <text:p>4</text:p>
          </table:table-cell>
          <table:table-cell office:value-type="float" office:value="3" table:style-name="ce30">
            <text:p>3</text:p>
          </table:table-cell>
          <table:table-cell office:value-type="float" office:value="28" table:formula="of:=[.K4]+[.M4]" table:style-name="ce23">
            <text:p>28</text:p>
          </table:table-cell>
          <table:table-cell office:value-type="float" office:value="27" table:formula="of:=[.L4]+[.N4]" table:style-name="ce23">
            <text:p>27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Lise Cottin</text:p>
          </table:table-cell>
          <table:table-cell office:value-type="float" office:value="1.5" table:style-name="ce28">
            <text:p>1,5</text:p>
          </table:table-cell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2-19T00:00:00" table:style-name="ce54">
            <text:p>19-02-2020</text:p>
          </table:table-cell>
          <table:table-cell office:value-type="float" office:value="1" table:style-name="ce55">
            <text:p>1</text:p>
          </table:table-cell>
          <table:table-cell office:value-type="float" office:value="22.736842105263158" table:formula="of:=[.$G$11]*(1-1/[.$J$32]*[.J5])" table:style-name="ce30">
            <text:p>22,73684211</text:p>
          </table:table-cell>
          <table:table-cell office:value-type="string" table:style-name="ce30">
            <text:p>?</text:p>
          </table:table-cell>
          <table:table-cell office:value-type="float" office:value="3.7894736842105265" table:formula="of:=[.$G$41]*(1-1/[.$J$32]*[.J5])" table:style-name="ce30">
            <text:p>3,789473684</text:p>
          </table:table-cell>
          <table:table-cell office:value-type="string" table:style-name="ce30">
            <text:p>?</text:p>
          </table:table-cell>
          <table:table-cell office:value-type="float" office:value="26.526315789473685" table:formula="of:=[.K5]+[.M5]" table:style-name="ce23">
            <text:p>26,52631579</text:p>
          </table:table-cell>
          <table:table-cell office:value-type="float" office:value="0" table:formula="of:=[.L5]+[.N5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office:value-type="string" table:style-name="ce27">
            <text:p>Franck Trouillez</text:p>
          </table:table-cell>
          <table:table-cell office:value-type="string" table:style-name="ce27">
            <text:p>Alexandre Missenard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table:style-name="ce23"/>
          <table:table-cell office:value-type="date" office:date-value="2020-02-20T00:00:00" table:style-name="ce54">
            <text:p>20-02-2020</text:p>
          </table:table-cell>
          <table:table-cell office:value-type="float" office:value="2" table:style-name="ce55">
            <text:p>2</text:p>
          </table:table-cell>
          <table:table-cell office:value-type="float" office:value="21.473684210526315" table:formula="of:=[.$G$11]*(1-1/[.$J$32]*[.J6])" table:style-name="ce30">
            <text:p>21,47368421</text:p>
          </table:table-cell>
          <table:table-cell office:value-type="string" table:style-name="ce30">
            <text:p>?</text:p>
          </table:table-cell>
          <table:table-cell office:value-type="float" office:value="3.5789473684210527" table:formula="of:=[.$G$41]*(1-1/[.$J$32]*[.J6])" table:style-name="ce30">
            <text:p>3,578947368</text:p>
          </table:table-cell>
          <table:table-cell office:value-type="string" table:style-name="ce30">
            <text:p>?</text:p>
          </table:table-cell>
          <table:table-cell office:value-type="float" office:value="25.052631578947366" table:formula="of:=[.K6]+[.M6]" table:style-name="ce23">
            <text:p>25,05263158</text:p>
          </table:table-cell>
          <table:table-cell office:value-type="float" office:value="0" table:formula="of:=[.L6]+[.N6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Armand Losfeld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table:style-name="ce23"/>
          <table:table-cell office:value-type="date" office:date-value="2020-02-21T00:00:00" table:style-name="ce54">
            <text:p>21-02-2020</text:p>
          </table:table-cell>
          <table:table-cell office:value-type="float" office:value="3" table:style-name="ce55">
            <text:p>3</text:p>
          </table:table-cell>
          <table:table-cell office:value-type="float" office:value="20.210526315789473" table:formula="of:=[.$G$11]*(1-1/[.$J$32]*[.J7])" table:style-name="ce30">
            <text:p>20,21052632</text:p>
          </table:table-cell>
          <table:table-cell office:value-type="string" table:style-name="ce30">
            <text:p>?</text:p>
          </table:table-cell>
          <table:table-cell office:value-type="float" office:value="3.3684210526315788" table:formula="of:=[.$G$41]*(1-1/[.$J$32]*[.J7])" table:style-name="ce30">
            <text:p>3,368421053</text:p>
          </table:table-cell>
          <table:table-cell office:value-type="string" table:style-name="ce30">
            <text:p>?</text:p>
          </table:table-cell>
          <table:table-cell office:value-type="float" office:value="23.578947368421051" table:formula="of:=[.K7]+[.M7]" table:style-name="ce23">
            <text:p>23,57894737</text:p>
          </table:table-cell>
          <table:table-cell office:value-type="float" office:value="0" table:formula="of:=[.L7]+[.N7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office:value-type="string" table:style-name="ce27">
            <text:p>Alexandre Missenard</text:p>
          </table:table-cell>
          <table:table-cell office:value-type="string" table:style-name="ce27">
            <text:p>Franck Trouillez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2-22T00:00:00" table:style-name="ce54">
            <text:p>22-02-2020</text:p>
          </table:table-cell>
          <table:table-cell office:value-type="float" office:value="4" table:style-name="ce55">
            <text:p>4</text:p>
          </table:table-cell>
          <table:table-cell office:value-type="float" office:value="18.94736842105263" table:formula="of:=[.$G$11]*(1-1/[.$J$32]*[.J10])" table:style-name="ce30">
            <text:p>18,94736842</text:p>
          </table:table-cell>
          <table:table-cell office:value-type="string" table:style-name="ce30">
            <text:p>?</text:p>
          </table:table-cell>
          <table:table-cell office:value-type="float" office:value="3.1578947368421053" table:formula="of:=[.$G$41]*(1-1/[.$J$32]*[.J10])" table:style-name="ce30">
            <text:p>3,157894737</text:p>
          </table:table-cell>
          <table:table-cell office:value-type="string" table:style-name="ce30">
            <text:p>?</text:p>
          </table:table-cell>
          <table:table-cell office:value-type="float" office:value="22.105263157894736" table:formula="of:=[.K10]+[.M10]" table:style-name="ce23">
            <text:p>22,10526316</text:p>
          </table:table-cell>
          <table:table-cell office:value-type="float" office:value="0" table:formula="of:=[.L10]+[.N10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4.5" table:formula="of:=SUM([.F4:.F10])" table:style-name="ce32">
            <text:p>24,5</text:p>
          </table:table-cell>
          <table:table-cell office:value-type="float" office:value="24" table:formula="of:=SUM([.G4:.G10])" table:style-name="ce32">
            <text:p>24</text:p>
          </table:table-cell>
          <table:table-cell table:style-name="ce23"/>
          <table:table-cell office:value-type="date" office:date-value="2020-02-23T00:00:00" table:style-name="ce54">
            <text:p>23-02-2020</text:p>
          </table:table-cell>
          <table:table-cell office:value-type="float" office:value="5" table:style-name="ce55">
            <text:p>5</text:p>
          </table:table-cell>
          <table:table-cell office:value-type="float" office:value="17.684210526315791" table:formula="of:=[.$G$11]*(1-1/[.$J$32]*[.J11])" table:style-name="ce30">
            <text:p>17,68421053</text:p>
          </table:table-cell>
          <table:table-cell office:value-type="string" table:style-name="ce30">
            <text:p>?</text:p>
          </table:table-cell>
          <table:table-cell office:value-type="float" office:value="2.9473684210526319" table:formula="of:=[.$G$41]*(1-1/[.$J$32]*[.J11])" table:style-name="ce30">
            <text:p>2,947368421</text:p>
          </table:table-cell>
          <table:table-cell office:value-type="string" table:style-name="ce30">
            <text:p>?</text:p>
          </table:table-cell>
          <table:table-cell office:value-type="float" office:value="20.631578947368425" table:formula="of:=[.K11]+[.M11]" table:style-name="ce23">
            <text:p>20,63157895</text:p>
          </table:table-cell>
          <table:table-cell office:value-type="float" office:value="0" table:formula="of:=[.L11]+[.N11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2-24T00:00:00" table:style-name="ce54">
            <text:p>24-02-2020</text:p>
          </table:table-cell>
          <table:table-cell office:value-type="float" office:value="6" table:style-name="ce55">
            <text:p>6</text:p>
          </table:table-cell>
          <table:table-cell office:value-type="float" office:value="16.421052631578949" table:formula="of:=[.$G$11]*(1-1/[.$J$32]*[.J12])" table:style-name="ce30">
            <text:p>16,42105263</text:p>
          </table:table-cell>
          <table:table-cell office:value-type="string" table:style-name="ce30">
            <text:p>?</text:p>
          </table:table-cell>
          <table:table-cell office:value-type="float" office:value="2.736842105263158" table:formula="of:=[.$G$41]*(1-1/[.$J$32]*[.J12])" table:style-name="ce30">
            <text:p>2,736842105</text:p>
          </table:table-cell>
          <table:table-cell office:value-type="string" table:style-name="ce30">
            <text:p>?</text:p>
          </table:table-cell>
          <table:table-cell office:value-type="float" office:value="19.157894736842106" table:formula="of:=[.K12]+[.M12]" table:style-name="ce23">
            <text:p>19,15789474</text:p>
          </table:table-cell>
          <table:table-cell office:value-type="float" office:value="0" table:formula="of:=[.L12]+[.N12]" table:style-name="ce23">
            <text:p>#VALEUR!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2-25T00:00:00" table:style-name="ce54">
            <text:p>25-02-2020</text:p>
          </table:table-cell>
          <table:table-cell office:value-type="float" office:value="7" table:style-name="ce55">
            <text:p>7</text:p>
          </table:table-cell>
          <table:table-cell office:value-type="float" office:value="15.157894736842104" table:formula="of:=[.$G$11]*(1-1/[.$J$32]*[.J13])" table:style-name="ce30">
            <text:p>15,15789474</text:p>
          </table:table-cell>
          <table:table-cell office:value-type="string" table:style-name="ce30">
            <text:p>?</text:p>
          </table:table-cell>
          <table:table-cell office:value-type="float" office:value="2.5263157894736841" table:formula="of:=[.$G$41]*(1-1/[.$J$32]*[.J13])" table:style-name="ce30">
            <text:p>2,526315789</text:p>
          </table:table-cell>
          <table:table-cell office:value-type="string" table:style-name="ce30">
            <text:p>?</text:p>
          </table:table-cell>
          <table:table-cell office:value-type="float" office:value="17.684210526315788" table:formula="of:=[.K13]+[.M13]" table:style-name="ce23">
            <text:p>17,68421053</text:p>
          </table:table-cell>
          <table:table-cell office:value-type="float" office:value="0" table:formula="of:=[.L13]+[.N13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table:style-name="ce33"/>
          <table:table-cell table:style-name="ce23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3" table:style-name="ce23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2-26T00:00:00" table:style-name="ce54">
            <text:p>26-02-2020</text:p>
          </table:table-cell>
          <table:table-cell office:value-type="float" office:value="8" table:style-name="ce55">
            <text:p>8</text:p>
          </table:table-cell>
          <table:table-cell office:value-type="float" office:value="13.894736842105264" table:formula="of:=[.$G$11]*(1-1/[.$J$32]*[.J16])" table:style-name="ce30">
            <text:p>13,89473684</text:p>
          </table:table-cell>
          <table:table-cell office:value-type="string" table:style-name="ce30">
            <text:p>?</text:p>
          </table:table-cell>
          <table:table-cell office:value-type="float" office:value="2.3157894736842106" table:formula="of:=[.$G$41]*(1-1/[.$J$32]*[.J16])" table:style-name="ce30">
            <text:p>2,315789474</text:p>
          </table:table-cell>
          <table:table-cell office:value-type="string" table:style-name="ce30">
            <text:p>?</text:p>
          </table:table-cell>
          <table:table-cell office:value-type="float" office:value="16.210526315789473" table:formula="of:=[.K16]+[.M16]" table:style-name="ce23">
            <text:p>16,21052632</text:p>
          </table:table-cell>
          <table:table-cell office:value-type="float" office:value="0" table:formula="of:=[.L16]+[.N16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2-27T00:00:00" table:style-name="ce54">
            <text:p>27-02-2020</text:p>
          </table:table-cell>
          <table:table-cell office:value-type="float" office:value="9" table:style-name="ce55">
            <text:p>9</text:p>
          </table:table-cell>
          <table:table-cell office:value-type="float" office:value="12.631578947368423" table:formula="of:=[.$G$11]*(1-1/[.$J$32]*[.J17])" table:style-name="ce30">
            <text:p>12,63157895</text:p>
          </table:table-cell>
          <table:table-cell office:value-type="string" table:style-name="ce30">
            <text:p>?</text:p>
          </table:table-cell>
          <table:table-cell office:value-type="float" office:value="2.1052631578947372" table:formula="of:=[.$G$41]*(1-1/[.$J$32]*[.J17])" table:style-name="ce30">
            <text:p>2,105263158</text:p>
          </table:table-cell>
          <table:table-cell office:value-type="string" table:style-name="ce30">
            <text:p>?</text:p>
          </table:table-cell>
          <table:table-cell office:value-type="float" office:value="14.736842105263161" table:formula="of:=[.K17]+[.M17]" table:style-name="ce23">
            <text:p>14,73684211</text:p>
          </table:table-cell>
          <table:table-cell office:value-type="float" office:value="0" table:formula="of:=[.L17]+[.N17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2-28T00:00:00" table:style-name="ce54">
            <text:p>28-02-2020</text:p>
          </table:table-cell>
          <table:table-cell office:value-type="float" office:value="10" table:style-name="ce55">
            <text:p>10</text:p>
          </table:table-cell>
          <table:table-cell office:value-type="float" office:value="11.368421052631579" table:formula="of:=[.$G$11]*(1-1/[.$J$32]*[.J18])" table:style-name="ce30">
            <text:p>11,36842105</text:p>
          </table:table-cell>
          <table:table-cell office:value-type="string" table:style-name="ce30">
            <text:p>?</text:p>
          </table:table-cell>
          <table:table-cell office:value-type="float" office:value="1.8947368421052633" table:formula="of:=[.$G$41]*(1-1/[.$J$32]*[.J18])" table:style-name="ce30">
            <text:p>1,894736842</text:p>
          </table:table-cell>
          <table:table-cell office:value-type="string" table:style-name="ce30">
            <text:p>?</text:p>
          </table:table-cell>
          <table:table-cell office:value-type="float" office:value="13.263157894736842" table:formula="of:=[.K18]+[.M18]" table:style-name="ce23">
            <text:p>13,26315789</text:p>
          </table:table-cell>
          <table:table-cell office:value-type="float" office:value="0" table:formula="of:=[.L18]+[.N18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2-29T00:00:00" table:style-name="ce54">
            <text:p>29-02-2020</text:p>
          </table:table-cell>
          <table:table-cell office:value-type="float" office:value="11" table:style-name="ce55">
            <text:p>11</text:p>
          </table:table-cell>
          <table:table-cell office:value-type="float" office:value="10.105263157894736" table:formula="of:=[.$G$11]*(1-1/[.$J$32]*[.J19])" table:style-name="ce30">
            <text:p>10,10526316</text:p>
          </table:table-cell>
          <table:table-cell office:value-type="string" table:style-name="ce30">
            <text:p>?</text:p>
          </table:table-cell>
          <table:table-cell office:value-type="float" office:value="1.6842105263157894" table:formula="of:=[.$G$41]*(1-1/[.$J$32]*[.J19])" table:style-name="ce30">
            <text:p>1,684210526</text:p>
          </table:table-cell>
          <table:table-cell office:value-type="string" table:style-name="ce30">
            <text:p>?</text:p>
          </table:table-cell>
          <table:table-cell office:value-type="float" office:value="11.789473684210526" table:formula="of:=[.K19]+[.M19]" table:style-name="ce23">
            <text:p>11,78947368</text:p>
          </table:table-cell>
          <table:table-cell office:value-type="float" office:value="0" table:formula="of:=[.L19]+[.N19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01T00:00:00" table:style-name="ce54">
            <text:p>01-03-2020</text:p>
          </table:table-cell>
          <table:table-cell office:value-type="float" office:value="12" table:style-name="ce55">
            <text:p>12</text:p>
          </table:table-cell>
          <table:table-cell office:value-type="float" office:value="8.8421052631578956" table:formula="of:=[.$G$11]*(1-1/[.$J$32]*[.J22])" table:style-name="ce30">
            <text:p>8,842105263</text:p>
          </table:table-cell>
          <table:table-cell office:value-type="string" table:style-name="ce30">
            <text:p>?</text:p>
          </table:table-cell>
          <table:table-cell office:value-type="float" office:value="1.4736842105263159" table:formula="of:=[.$G$41]*(1-1/[.$J$32]*[.J22])" table:style-name="ce30">
            <text:p>1,473684211</text:p>
          </table:table-cell>
          <table:table-cell office:value-type="string" table:style-name="ce30">
            <text:p>?</text:p>
          </table:table-cell>
          <table:table-cell office:value-type="float" office:value="10.315789473684212" table:formula="of:=[.K22]+[.M22]" table:style-name="ce23">
            <text:p>10,31578947</text:p>
          </table:table-cell>
          <table:table-cell office:value-type="float" office:value="0" table:formula="of:=[.L22]+[.N22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3-02T00:00:00" table:style-name="ce54">
            <text:p>02-03-2020</text:p>
          </table:table-cell>
          <table:table-cell office:value-type="float" office:value="13" table:style-name="ce55">
            <text:p>13</text:p>
          </table:table-cell>
          <table:table-cell office:value-type="float" office:value="7.5789473684210549" table:formula="of:=[.$G$11]*(1-1/[.$J$32]*[.J23])" table:style-name="ce30">
            <text:p>7,578947368</text:p>
          </table:table-cell>
          <table:table-cell office:value-type="string" table:style-name="ce30">
            <text:p>?</text:p>
          </table:table-cell>
          <table:table-cell office:value-type="float" office:value="1.2631578947368425" table:formula="of:=[.$G$41]*(1-1/[.$J$32]*[.J23])" table:style-name="ce30">
            <text:p>1,263157895</text:p>
          </table:table-cell>
          <table:table-cell office:value-type="string" table:style-name="ce30">
            <text:p>?</text:p>
          </table:table-cell>
          <table:table-cell office:value-type="float" office:value="8.8421052631578974" table:formula="of:=[.K23]+[.M23]" table:style-name="ce23">
            <text:p>8,842105263</text:p>
          </table:table-cell>
          <table:table-cell office:value-type="float" office:value="0" table:formula="of:=[.L23]+[.N23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3-03T00:00:00" table:style-name="ce54">
            <text:p>03-03-2020</text:p>
          </table:table-cell>
          <table:table-cell office:value-type="float" office:value="14" table:style-name="ce55">
            <text:p>14</text:p>
          </table:table-cell>
          <table:table-cell office:value-type="float" office:value="6.3157894736842115" table:formula="of:=[.$G$11]*(1-1/[.$J$32]*[.J24])" table:style-name="ce30">
            <text:p>6,315789474</text:p>
          </table:table-cell>
          <table:table-cell office:value-type="string" table:style-name="ce30">
            <text:p>?</text:p>
          </table:table-cell>
          <table:table-cell office:value-type="float" office:value="1.0526315789473686" table:formula="of:=[.$G$41]*(1-1/[.$J$32]*[.J24])" table:style-name="ce30">
            <text:p>1,052631579</text:p>
          </table:table-cell>
          <table:table-cell office:value-type="string" table:style-name="ce30">
            <text:p>?</text:p>
          </table:table-cell>
          <table:table-cell office:value-type="float" office:value="7.3684210526315805" table:formula="of:=[.K24]+[.M24]" table:style-name="ce23">
            <text:p>7,368421053</text:p>
          </table:table-cell>
          <table:table-cell office:value-type="float" office:value="0" table:formula="of:=[.L24]+[.N24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3-04T00:00:00" table:style-name="ce54">
            <text:p>04-03-2020</text:p>
          </table:table-cell>
          <table:table-cell office:value-type="float" office:value="15" table:style-name="ce55">
            <text:p>15</text:p>
          </table:table-cell>
          <table:table-cell office:value-type="float" office:value="5.0526315789473681" table:formula="of:=[.$G$11]*(1-1/[.$J$32]*[.J25])" table:style-name="ce30">
            <text:p>5,052631579</text:p>
          </table:table-cell>
          <table:table-cell office:value-type="string" table:style-name="ce30">
            <text:p>?</text:p>
          </table:table-cell>
          <table:table-cell office:value-type="float" office:value="0.84210526315789469" table:formula="of:=[.$G$41]*(1-1/[.$J$32]*[.J25])" table:style-name="ce30">
            <text:p>0,842105263</text:p>
          </table:table-cell>
          <table:table-cell office:value-type="string" table:style-name="ce30">
            <text:p>?</text:p>
          </table:table-cell>
          <table:table-cell office:value-type="float" office:value="5.8947368421052628" table:formula="of:=[.K25]+[.M25]" table:style-name="ce23">
            <text:p>5,894736842</text:p>
          </table:table-cell>
          <table:table-cell office:value-type="float" office:value="0" table:formula="of:=[.L25]+[.N25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float" office:value="0" table:formula="of:=[.J26]" table:style-name="ce39">
            <text:p>00-01-1900</text:p>
          </table:table-cell>
          <table:table-cell table:style-name="ce23"/>
          <table:table-cell table:style-name="ce30"/>
          <table:table-cell table:style-name="ce23"/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3" table:style-name="ce23"/>
          <table:table-cell table:style-name="ce30"/>
          <table:table-cell table:style-name="ce23"/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3-06T00:00:00" table:style-name="ce54">
            <text:p>06-03-2020</text:p>
          </table:table-cell>
          <table:table-cell office:value-type="float" office:value="16" table:style-name="ce55">
            <text:p>16</text:p>
          </table:table-cell>
          <table:table-cell office:value-type="float" office:value="3.7894736842105274" table:formula="of:=[.$G$11]*(1-1/[.$J$32]*[.J28])" table:style-name="ce30">
            <text:p>3,789473684</text:p>
          </table:table-cell>
          <table:table-cell office:value-type="string" table:style-name="ce30">
            <text:p>?</text:p>
          </table:table-cell>
          <table:table-cell office:value-type="float" office:value="0.63157894736842124" table:formula="of:=[.$G$41]*(1-1/[.$J$32]*[.J28])" table:style-name="ce30">
            <text:p>0,631578947</text:p>
          </table:table-cell>
          <table:table-cell office:value-type="string" table:style-name="ce30">
            <text:p>?</text:p>
          </table:table-cell>
          <table:table-cell office:value-type="float" office:value="4.4210526315789487" table:formula="of:=[.K28]+[.M28]" table:style-name="ce23">
            <text:p>4,421052632</text:p>
          </table:table-cell>
          <table:table-cell office:value-type="float" office:value="0" table:formula="of:=[.L28]+[.N28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07T00:00:00" table:style-name="ce54">
            <text:p>07-03-2020</text:p>
          </table:table-cell>
          <table:table-cell office:value-type="float" office:value="17" table:style-name="ce55">
            <text:p>17</text:p>
          </table:table-cell>
          <table:table-cell office:value-type="float" office:value="2.5263157894736867" table:formula="of:=[.$G$11]*(1-1/[.$J$32]*[.J29])" table:style-name="ce30">
            <text:p>2,526315789</text:p>
          </table:table-cell>
          <table:table-cell office:value-type="string" table:style-name="ce30">
            <text:p>?</text:p>
          </table:table-cell>
          <table:table-cell office:value-type="float" office:value="0.42105263157894779" table:formula="of:=[.$G$41]*(1-1/[.$J$32]*[.J29])" table:style-name="ce30">
            <text:p>0,421052632</text:p>
          </table:table-cell>
          <table:table-cell office:value-type="string" table:style-name="ce30">
            <text:p>?</text:p>
          </table:table-cell>
          <table:table-cell office:value-type="float" office:value="2.9473684210526345" table:formula="of:=[.K29]+[.M29]" table:style-name="ce23">
            <text:p>2,947368421</text:p>
          </table:table-cell>
          <table:table-cell office:value-type="float" office:value="0" table:formula="of:=[.L29]+[.N29]" table:style-name="ce23">
            <text:p>#VALEUR!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office:value-type="date" office:date-value="2020-03-08T00:00:00" table:style-name="ce54">
            <text:p>08-03-2020</text:p>
          </table:table-cell>
          <table:table-cell office:value-type="float" office:value="18" table:style-name="ce55">
            <text:p>18</text:p>
          </table:table-cell>
          <table:table-cell office:value-type="float" office:value="1.2631578947368434" table:formula="of:=[.$G$11]*(1-1/[.$J$32]*[.J30])" table:style-name="ce30">
            <text:p>1,263157895</text:p>
          </table:table-cell>
          <table:table-cell office:value-type="string" table:style-name="ce30">
            <text:p>?</text:p>
          </table:table-cell>
          <table:table-cell office:value-type="float" office:value="0.21052631578947389" table:formula="of:=[.$G$41]*(1-1/[.$J$32]*[.J30])" table:style-name="ce30">
            <text:p>0,210526316</text:p>
          </table:table-cell>
          <table:table-cell office:value-type="string" table:style-name="ce30">
            <text:p>?</text:p>
          </table:table-cell>
          <table:table-cell office:value-type="float" office:value="1.4736842105263173" table:formula="of:=[.K30]+[.M30]" table:style-name="ce23">
            <text:p>1,473684211</text:p>
          </table:table-cell>
          <table:table-cell office:value-type="float" office:value="0" table:formula="of:=[.L30]+[.N30]" table:style-name="ce23">
            <text:p>#VALEUR!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office:value-type="date" office:date-value="2020-03-09T00:00:00" table:style-name="ce54">
            <text:p>09-03-2020</text:p>
          </table:table-cell>
          <table:table-cell office:value-type="float" office:value="19" table:style-name="ce55">
            <text:p>19</text:p>
          </table:table-cell>
          <table:table-cell office:value-type="float" office:value="0" table:formula="of:=[.$G$11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$G$41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K31]+[.M31]" table:style-name="ce30">
            <text:p>0</text:p>
          </table:table-cell>
          <table:table-cell office:value-type="float" office:value="0" table:formula="of:=[.L31]+[.N31]" table:style-name="ce30">
            <text:p>0</text:p>
          </table:table-cell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style-name="ce54"/>
          <table:table-cell office:value-type="float" office:value="19" table:formula="of:=COUNTA([.J4:.J30])" table:style-name="ce55">
            <text:p>19</text:p>
          </table:table-cell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(liens et nœuds)</text:p>
          </table:table-cell>
          <table:table-cell table:style-name="ce27"/>
          <table:table-cell table:style-name="ce35"/>
          <table:table-cell table:style-name="ce36"/>
          <table:table-cell office:value-type="float" office:value="13" table:style-name="ce36">
            <text:p>13</text:p>
          </table:table-cell>
          <table:table-cell table:style-name="ce23"/>
          <table:table-cell table:style-name="ce39"/>
          <table:table-cell table:number-columns-repeated="7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de code</text:p>
          </table:table-cell>
          <table:table-cell office:value-type="string" table:style-name="ce27">
            <text:p>Andrey Sobolevsky</text:p>
          </table:table-cell>
          <table:table-cell office:value-type="string" table:style-name="ce35">
            <text:p>Miró-Manuel Matagne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</text:p>
          </table:table-cell>
          <table:table-cell table:style-name="ce27"/>
          <table:table-cell table:style-name="ce35"/>
          <table:table-cell table:style-name="ce36"/>
          <table:table-cell office:value-type="float" office:value="15" table:style-name="ce36">
            <text:p>1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1" table:style-name="ce36">
            <text:p>1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" table:formula="of:=SUM([.F38:.F44])" table:style-name="ce37">
            <text:p>4</text:p>
          </table:table-cell>
          <table:table-cell office:value-type="float" office:value="51" table:formula="of:=SUM([.G38:.G44])" table:style-name="ce37">
            <text:p>5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2">
            <text:p>0</text:p>
          </table:table-cell>
          <table:table-cell office:value-type="float" office:value="10" table:formula="of:=SUM([.G49:.G49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4])" table:style-name="ce37">
            <text:p>0</text:p>
          </table:table-cell>
          <table:table-cell office:value-type="float" office:value="4" table:formula="of:=SUM([.G54:.G54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eamwork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9:.F61])" table:style-name="ce32">
            <text:p>0</text:p>
          </table:table-cell>
          <table:table-cell office:value-type="float" office:value="10" table:formula="of:=SUM([.G59:.G61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6:.F69])" table:style-name="ce37">
            <text:p>0</text:p>
          </table:table-cell>
          <table:table-cell office:value-type="float" office:value="19" table:formula="of:=SUM([.G66:.G69])" table:style-name="ce37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4:.F78])" table:style-name="ce32">
            <text:p>0</text:p>
          </table:table-cell>
          <table:table-cell office:value-type="float" office:value="17" table:formula="of:=SUM([.G74:.G78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3:.F87])" table:style-name="ce37">
            <text:p>0</text:p>
          </table:table-cell>
          <table:table-cell office:value-type="float" office:value="32" table:formula="of:=SUM([.G83:.G87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2:.F94])" table:style-name="ce32">
            <text:p>0</text:p>
          </table:table-cell>
          <table:table-cell office:value-type="float" office:value="20" table:formula="of:=SUM([.G92:.G94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9:.F99])" table:style-name="ce37">
            <text:p>0</text:p>
          </table:table-cell>
          <table:table-cell office:value-type="float" office:value="9" table:formula="of:=SUM([.G99:.G99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4:.F104])" table:style-name="ce32">
            <text:p>0</text:p>
          </table:table-cell>
          <table:table-cell office:value-type="float" office:value="15" table:formula="of:=SUM([.G104:.G104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9:.F109])" table:style-name="ce32">
            <text:p>0</text:p>
          </table:table-cell>
          <table:table-cell office:value-type="float" office:value="7" table:formula="of:=SUM([.G109:.G109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2">
            <text:p>0</text:p>
          </table:table-cell>
          <table:table-cell office:value-type="float" office:value="12" table:formula="of:=SUM([.G114:.G114])" table:style-name="ce32">
            <text:p>12</text:p>
          </table:table-cell>
          <table:table-cell table:number-columns-repeated="16377"/>
        </table:table-row>
        <table:table-row table:number-rows-repeated="1048461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7.04167in" svg:y="6.52083in" svg:width="5.88542in" svg:height="3.71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4</text:p>
          </table:table-cell>
          <table:covered-table-cell/>
          <table:table-cell table:number-columns-spanned="2" table:number-rows-spanned="1" table:style-name="ce51"/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2" table:style-name="ce24"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0T00:00:00" table:style-name="ce56">
            <text:p>10-03-2020</text:p>
          </table:table-cell>
          <table:table-cell office:value-type="float" office:value="0" table:style-name="ce57">
            <text:p>0</text:p>
          </table:table-cell>
          <table:table-cell office:value-type="float" office:value="51" table:formula="of:=[.$G$48]*(1-1/[.$J$25]*[.J4])" table:style-name="ce30">
            <text:p>51</text:p>
          </table:table-cell>
          <table:table-cell office:value-type="float" office:value="31.5" table:formula="of:=[.F48]" table:style-name="ce30">
            <text:p>31,5</text:p>
          </table:table-cell>
          <table:table-cell table:number-columns-repeated="2" table:style-name="ce30"/>
          <table:table-cell office:value-type="float" office:value="51" table:formula="of:=[.K4]+[.M4]" table:style-name="ce23">
            <text:p>51</text:p>
          </table:table-cell>
          <table:table-cell office:value-type="float" office:value="31.5" table:formula="of:=[.L4]+[.N4]" table:style-name="ce23">
            <text:p>31,5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1T00:00:00" table:style-name="ce56">
            <text:p>11-03-2020</text:p>
          </table:table-cell>
          <table:table-cell office:value-type="float" office:value="1" table:style-name="ce57">
            <text:p>1</text:p>
          </table:table-cell>
          <table:table-cell office:value-type="float" office:value="48.449999999999996" table:formula="of:=[.$G$48]*(1-1/[.$J$25]*[.J5])" table:style-name="ce30">
            <text:p>48,45</text:p>
          </table:table-cell>
          <table:table-cell office:value-type="float" office:value="31.5" table:formula="of:=[.L4]-0" table:style-name="ce30">
            <text:p>31,5</text:p>
          </table:table-cell>
          <table:table-cell table:number-columns-repeated="2" table:style-name="ce30"/>
          <table:table-cell office:value-type="float" office:value="48.449999999999996" table:formula="of:=[.K5]+[.M5]" table:style-name="ce23">
            <text:p>48,45</text:p>
          </table:table-cell>
          <table:table-cell office:value-type="float" office:value="31.5" table:formula="of:=[.L5]+[.N5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2T00:00:00" table:style-name="ce56">
            <text:p>12-03-2020</text:p>
          </table:table-cell>
          <table:table-cell office:value-type="float" office:value="2" table:style-name="ce57">
            <text:p>2</text:p>
          </table:table-cell>
          <table:table-cell office:value-type="float" office:value="45.9" table:formula="of:=[.$G$48]*(1-1/[.$J$25]*[.J6])" table:style-name="ce30">
            <text:p>45,9</text:p>
          </table:table-cell>
          <table:table-cell office:value-type="float" office:value="31.5" table:formula="of:=[.L5]-0" table:style-name="ce30">
            <text:p>31,5</text:p>
          </table:table-cell>
          <table:table-cell table:number-columns-repeated="2" table:style-name="ce30"/>
          <table:table-cell office:value-type="float" office:value="45.9" table:formula="of:=[.K6]+[.M6]" table:style-name="ce23">
            <text:p>45,9</text:p>
          </table:table-cell>
          <table:table-cell office:value-type="float" office:value="31.5" table:formula="of:=[.L6]+[.N6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3T00:00:00" table:style-name="ce56">
            <text:p>13-03-2020</text:p>
          </table:table-cell>
          <table:table-cell office:value-type="float" office:value="3" table:style-name="ce57">
            <text:p>3</text:p>
          </table:table-cell>
          <table:table-cell office:value-type="float" office:value="43.35" table:formula="of:=[.$G$48]*(1-1/[.$J$25]*[.J7])" table:style-name="ce30">
            <text:p>43,35</text:p>
          </table:table-cell>
          <table:table-cell office:value-type="float" office:value="31.5" table:formula="of:=[.L6]-0" table:style-name="ce30">
            <text:p>31,5</text:p>
          </table:table-cell>
          <table:table-cell table:number-columns-repeated="2" table:style-name="ce30"/>
          <table:table-cell office:value-type="float" office:value="43.35" table:formula="of:=[.K7]+[.M7]" table:style-name="ce23">
            <text:p>43,35</text:p>
          </table:table-cell>
          <table:table-cell office:value-type="float" office:value="31.5" table:formula="of:=[.L7]+[.N7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4T00:00:00" table:style-name="ce56">
            <text:p>14-03-2020</text:p>
          </table:table-cell>
          <table:table-cell office:value-type="float" office:value="4" table:style-name="ce57">
            <text:p>4</text:p>
          </table:table-cell>
          <table:table-cell office:value-type="float" office:value="40.800000000000004" table:formula="of:=[.$G$48]*(1-1/[.$J$25]*[.J8])" table:style-name="ce30">
            <text:p>40,8</text:p>
          </table:table-cell>
          <table:table-cell office:value-type="float" office:value="31.5" table:formula="of:=[.L7]-0" table:style-name="ce30">
            <text:p>31,5</text:p>
          </table:table-cell>
          <table:table-cell table:number-columns-repeated="2" table:style-name="ce30"/>
          <table:table-cell office:value-type="float" office:value="40.800000000000004" table:formula="of:=[.K8]+[.M8]" table:style-name="ce23">
            <text:p>40,8</text:p>
          </table:table-cell>
          <table:table-cell office:value-type="float" office:value="31.5" table:formula="of:=[.L8]+[.N8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5T00:00:00" table:style-name="ce56">
            <text:p>15-03-2020</text:p>
          </table:table-cell>
          <table:table-cell office:value-type="float" office:value="5" table:style-name="ce57">
            <text:p>5</text:p>
          </table:table-cell>
          <table:table-cell office:value-type="float" office:value="38.25" table:formula="of:=[.$G$48]*(1-1/[.$J$25]*[.J9])" table:style-name="ce30">
            <text:p>38,25</text:p>
          </table:table-cell>
          <table:table-cell office:value-type="float" office:value="31.5" table:formula="of:=[.L8]-0" table:style-name="ce30">
            <text:p>31,5</text:p>
          </table:table-cell>
          <table:table-cell table:number-columns-repeated="2" table:style-name="ce30"/>
          <table:table-cell office:value-type="float" office:value="38.25" table:formula="of:=[.K9]+[.M9]" table:style-name="ce23">
            <text:p>38,25</text:p>
          </table:table-cell>
          <table:table-cell office:value-type="float" office:value="31.5" table:formula="of:=[.L9]+[.N9]" table:style-name="ce23">
            <text:p>31,5</text:p>
          </table:table-cell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6T00:00:00" table:style-name="ce56">
            <text:p>16-03-2020</text:p>
          </table:table-cell>
          <table:table-cell office:value-type="float" office:value="6" table:style-name="ce57">
            <text:p>6</text:p>
          </table:table-cell>
          <table:table-cell office:value-type="float" office:value="35.699999999999996" table:formula="of:=[.$G$48]*(1-1/[.$J$25]*[.J10])" table:style-name="ce30">
            <text:p>35,7</text:p>
          </table:table-cell>
          <table:table-cell office:value-type="float" office:value="31.5" table:formula="of:=[.L9]-0" table:style-name="ce30">
            <text:p>31,5</text:p>
          </table:table-cell>
          <table:table-cell table:number-columns-repeated="2" table:style-name="ce30"/>
          <table:table-cell office:value-type="float" office:value="35.699999999999996" table:formula="of:=[.K10]+[.M10]" table:style-name="ce23">
            <text:p>35,7</text:p>
          </table:table-cell>
          <table:table-cell office:value-type="float" office:value="31.5" table:formula="of:=[.L10]+[.N10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3-17T00:00:00" table:style-name="ce56">
            <text:p>17-03-2020</text:p>
          </table:table-cell>
          <table:table-cell office:value-type="float" office:value="7" table:style-name="ce57">
            <text:p>7</text:p>
          </table:table-cell>
          <table:table-cell office:value-type="float" office:value="33.15" table:formula="of:=[.$G$48]*(1-1/[.$J$25]*[.J11])" table:style-name="ce30">
            <text:p>33,15</text:p>
          </table:table-cell>
          <table:table-cell office:value-type="float" office:value="31.5" table:formula="of:=[.L10]-0" table:style-name="ce30">
            <text:p>31,5</text:p>
          </table:table-cell>
          <table:table-cell table:number-columns-repeated="2" table:style-name="ce30"/>
          <table:table-cell office:value-type="float" office:value="33.15" table:formula="of:=[.K11]+[.M11]" table:style-name="ce23">
            <text:p>33,15</text:p>
          </table:table-cell>
          <table:table-cell office:value-type="float" office:value="31.5" table:formula="of:=[.L11]+[.N11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3-18T00:00:00" table:style-name="ce56">
            <text:p>18-03-2020</text:p>
          </table:table-cell>
          <table:table-cell office:value-type="float" office:value="8" table:style-name="ce57">
            <text:p>8</text:p>
          </table:table-cell>
          <table:table-cell office:value-type="float" office:value="30.599999999999998" table:formula="of:=[.$G$48]*(1-1/[.$J$25]*[.J12])" table:style-name="ce30">
            <text:p>30,6</text:p>
          </table:table-cell>
          <table:table-cell office:value-type="float" office:value="28.5" table:formula="of:=[.L11]-3" table:style-name="ce30">
            <text:p>28,5</text:p>
          </table:table-cell>
          <table:table-cell table:number-columns-repeated="2" table:style-name="ce30"/>
          <table:table-cell office:value-type="float" office:value="30.599999999999998" table:formula="of:=[.K12]+[.M12]" table:style-name="ce23">
            <text:p>30,6</text:p>
          </table:table-cell>
          <table:table-cell office:value-type="float" office:value="28.5" table:formula="of:=[.L12]+[.N12]" table:style-name="ce23">
            <text:p>28,5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3-19T00:00:00" table:style-name="ce56">
            <text:p>19-03-2020</text:p>
          </table:table-cell>
          <table:table-cell office:value-type="float" office:value="9" table:style-name="ce57">
            <text:p>9</text:p>
          </table:table-cell>
          <table:table-cell office:value-type="float" office:value="28.05" table:formula="of:=[.$G$48]*(1-1/[.$J$25]*[.J13])" table:style-name="ce30">
            <text:p>28,05</text:p>
          </table:table-cell>
          <table:table-cell office:value-type="float" office:value="28.5" table:formula="of:=[.L12]-0" table:style-name="ce30">
            <text:p>28,5</text:p>
          </table:table-cell>
          <table:table-cell table:number-columns-repeated="2" table:style-name="ce30"/>
          <table:table-cell office:value-type="float" office:value="28.05" table:formula="of:=[.K13]+[.M13]" table:style-name="ce23">
            <text:p>28,05</text:p>
          </table:table-cell>
          <table:table-cell office:value-type="float" office:value="28.5" table:formula="of:=[.L13]+[.N13]" table:style-name="ce23">
            <text:p>28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office:value-type="date" office:date-value="2020-03-20T00:00:00" table:style-name="ce56">
            <text:p>20-03-2020</text:p>
          </table:table-cell>
          <table:table-cell office:value-type="float" office:value="10" table:style-name="ce57">
            <text:p>10</text:p>
          </table:table-cell>
          <table:table-cell office:value-type="float" office:value="25.5" table:formula="of:=[.$G$48]*(1-1/[.$J$25]*[.J14])" table:style-name="ce30">
            <text:p>25,5</text:p>
          </table:table-cell>
          <table:table-cell office:value-type="float" office:value="28.5" table:formula="of:=[.L13]-0" table:style-name="ce30">
            <text:p>28,5</text:p>
          </table:table-cell>
          <table:table-cell table:number-columns-repeated="2" table:style-name="ce30"/>
          <table:table-cell office:value-type="float" office:value="25.5" table:formula="of:=[.K14]+[.M14]" table:style-name="ce23">
            <text:p>25,5</text:p>
          </table:table-cell>
          <table:table-cell office:value-type="float" office:value="28.5" table:formula="of:=[.L14]+[.N14]" table:style-name="ce23">
            <text:p>28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3-21T00:00:00" table:style-name="ce56">
            <text:p>21-03-2020</text:p>
          </table:table-cell>
          <table:table-cell office:value-type="float" office:value="11" table:style-name="ce57">
            <text:p>11</text:p>
          </table:table-cell>
          <table:table-cell office:value-type="float" office:value="22.95" table:formula="of:=[.$G$48]*(1-1/[.$J$25]*[.J15])" table:style-name="ce30">
            <text:p>22,95</text:p>
          </table:table-cell>
          <table:table-cell office:value-type="float" office:value="28.5" table:formula="of:=[.L14]-0" table:style-name="ce30">
            <text:p>28,5</text:p>
          </table:table-cell>
          <table:table-cell table:number-columns-repeated="2" table:style-name="ce30"/>
          <table:table-cell office:value-type="float" office:value="22.95" table:formula="of:=[.K15]+[.M15]" table:style-name="ce23">
            <text:p>22,95</text:p>
          </table:table-cell>
          <table:table-cell office:value-type="float" office:value="28.5" table:formula="of:=[.L15]+[.N15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3-22T00:00:00" table:style-name="ce56">
            <text:p>22-03-2020</text:p>
          </table:table-cell>
          <table:table-cell office:value-type="float" office:value="12" table:style-name="ce57">
            <text:p>12</text:p>
          </table:table-cell>
          <table:table-cell office:value-type="float" office:value="20.399999999999995" table:formula="of:=[.$G$48]*(1-1/[.$J$25]*[.J16])" table:style-name="ce30">
            <text:p>20,4</text:p>
          </table:table-cell>
          <table:table-cell office:value-type="float" office:value="28.5" table:formula="of:=[.L15]-0" table:style-name="ce30">
            <text:p>28,5</text:p>
          </table:table-cell>
          <table:table-cell table:number-columns-repeated="2" table:style-name="ce30"/>
          <table:table-cell office:value-type="float" office:value="20.399999999999995" table:formula="of:=[.K16]+[.M16]" table:style-name="ce23">
            <text:p>20,4</text:p>
          </table:table-cell>
          <table:table-cell office:value-type="float" office:value="28.5" table:formula="of:=[.L16]+[.N16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3-23T00:00:00" table:style-name="ce56">
            <text:p>23-03-2020</text:p>
          </table:table-cell>
          <table:table-cell office:value-type="float" office:value="13" table:style-name="ce57">
            <text:p>13</text:p>
          </table:table-cell>
          <table:table-cell office:value-type="float" office:value="17.849999999999998" table:formula="of:=[.$G$48]*(1-1/[.$J$25]*[.J17])" table:style-name="ce30">
            <text:p>17,85</text:p>
          </table:table-cell>
          <table:table-cell office:value-type="float" office:value="28.5" table:formula="of:=[.L16]-0" table:style-name="ce30">
            <text:p>28,5</text:p>
          </table:table-cell>
          <table:table-cell table:number-columns-repeated="2" table:style-name="ce30"/>
          <table:table-cell office:value-type="float" office:value="17.849999999999998" table:formula="of:=[.K17]+[.M17]" table:style-name="ce23">
            <text:p>17,85</text:p>
          </table:table-cell>
          <table:table-cell office:value-type="float" office:value="28.5" table:formula="of:=[.L17]+[.N17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3-24T00:00:00" table:style-name="ce56">
            <text:p>24-03-2020</text:p>
          </table:table-cell>
          <table:table-cell office:value-type="float" office:value="14" table:style-name="ce57">
            <text:p>14</text:p>
          </table:table-cell>
          <table:table-cell office:value-type="float" office:value="15.299999999999997" table:formula="of:=[.$G$48]*(1-1/[.$J$25]*[.J18])" table:style-name="ce30">
            <text:p>15,3</text:p>
          </table:table-cell>
          <table:table-cell office:value-type="float" office:value="28.5" table:formula="of:=[.L17]-0" table:style-name="ce30">
            <text:p>28,5</text:p>
          </table:table-cell>
          <table:table-cell table:number-columns-repeated="2" table:style-name="ce30"/>
          <table:table-cell office:value-type="float" office:value="15.299999999999997" table:formula="of:=[.K18]+[.M18]" table:style-name="ce23">
            <text:p>15,3</text:p>
          </table:table-cell>
          <table:table-cell office:value-type="float" office:value="28.5" table:formula="of:=[.L18]+[.N18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3-25T00:00:00" table:style-name="ce56">
            <text:p>25-03-2020</text:p>
          </table:table-cell>
          <table:table-cell office:value-type="float" office:value="15" table:style-name="ce57">
            <text:p>15</text:p>
          </table:table-cell>
          <table:table-cell office:value-type="float" office:value="12.75" table:formula="of:=[.$G$48]*(1-1/[.$J$25]*[.J19])" table:style-name="ce30">
            <text:p>12,75</text:p>
          </table:table-cell>
          <table:table-cell office:value-type="float" office:value="28.5" table:formula="of:=[.L18]-0" table:style-name="ce30">
            <text:p>28,5</text:p>
          </table:table-cell>
          <table:table-cell table:number-columns-repeated="2" table:style-name="ce30"/>
          <table:table-cell office:value-type="float" office:value="12.75" table:formula="of:=[.K19]+[.M19]" table:style-name="ce23">
            <text:p>12,75</text:p>
          </table:table-cell>
          <table:table-cell office:value-type="float" office:value="28.5" table:formula="of:=[.L19]+[.N19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3-26T00:00:00" table:style-name="ce56">
            <text:p>26-03-2020</text:p>
          </table:table-cell>
          <table:table-cell office:value-type="float" office:value="16" table:style-name="ce57">
            <text:p>16</text:p>
          </table:table-cell>
          <table:table-cell office:value-type="float" office:value="10.199999999999998" table:formula="of:=[.$G$48]*(1-1/[.$J$25]*[.J20])" table:style-name="ce30">
            <text:p>10,2</text:p>
          </table:table-cell>
          <table:table-cell office:value-type="float" office:value="28.5" table:formula="of:=[.L19]-0" table:style-name="ce30">
            <text:p>28,5</text:p>
          </table:table-cell>
          <table:table-cell table:number-columns-repeated="2" table:style-name="ce30"/>
          <table:table-cell office:value-type="float" office:value="10.199999999999998" table:formula="of:=[.K20]+[.M20]" table:style-name="ce23">
            <text:p>10,2</text:p>
          </table:table-cell>
          <table:table-cell office:value-type="float" office:value="28.5" table:formula="of:=[.L20]+[.N20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3-27T00:00:00" table:style-name="ce56">
            <text:p>27-03-2020</text:p>
          </table:table-cell>
          <table:table-cell office:value-type="float" office:value="17" table:style-name="ce57">
            <text:p>17</text:p>
          </table:table-cell>
          <table:table-cell office:value-type="float" office:value="7.649999999999995" table:formula="of:=[.$G$48]*(1-1/[.$J$25]*[.J21])" table:style-name="ce30">
            <text:p>7,65</text:p>
          </table:table-cell>
          <table:table-cell office:value-type="float" office:value="28.5" table:formula="of:=[.L20]-0" table:style-name="ce30">
            <text:p>28,5</text:p>
          </table:table-cell>
          <table:table-cell table:number-columns-repeated="2" table:style-name="ce30"/>
          <table:table-cell office:value-type="float" office:value="7.649999999999995" table:formula="of:=[.K21]+[.M21]" table:style-name="ce23">
            <text:p>7,65</text:p>
          </table:table-cell>
          <table:table-cell office:value-type="float" office:value="28.5" table:formula="of:=[.L21]+[.N21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28T00:00:00" table:style-name="ce56">
            <text:p>28-03-2020</text:p>
          </table:table-cell>
          <table:table-cell office:value-type="float" office:value="18" table:style-name="ce57">
            <text:p>18</text:p>
          </table:table-cell>
          <table:table-cell office:value-type="float" office:value="5.0999999999999988" table:formula="of:=[.$G$48]*(1-1/[.$J$25]*[.J22])" table:style-name="ce30">
            <text:p>5,1</text:p>
          </table:table-cell>
          <table:table-cell office:value-type="float" office:value="28" table:formula="of:=[.L21]-0.5" table:style-name="ce30">
            <text:p>28</text:p>
          </table:table-cell>
          <table:table-cell table:number-columns-repeated="2" table:style-name="ce30"/>
          <table:table-cell office:value-type="float" office:value="5.0999999999999988" table:formula="of:=[.K22]+[.M22]" table:style-name="ce23">
            <text:p>5,1</text:p>
          </table:table-cell>
          <table:table-cell office:value-type="float" office:value="28" table:formula="of:=[.L22]+[.N22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3-29T00:00:00" table:style-name="ce56">
            <text:p>29-03-2020</text:p>
          </table:table-cell>
          <table:table-cell office:value-type="float" office:value="19" table:style-name="ce57">
            <text:p>19</text:p>
          </table:table-cell>
          <table:table-cell office:value-type="float" office:value="2.5499999999999967" table:formula="of:=[.$G$48]*(1-1/[.$J$25]*[.J23])" table:style-name="ce30">
            <text:p>2,55</text:p>
          </table:table-cell>
          <table:table-cell office:value-type="float" office:value="28" table:formula="of:=[.L22]-0" table:style-name="ce30">
            <text:p>28</text:p>
          </table:table-cell>
          <table:table-cell table:number-columns-repeated="2" table:style-name="ce30"/>
          <table:table-cell office:value-type="float" office:value="2.5499999999999967" table:formula="of:=[.K23]+[.M23]" table:style-name="ce23">
            <text:p>2,55</text:p>
          </table:table-cell>
          <table:table-cell office:value-type="float" office:value="28" table:formula="of:=[.L23]+[.N23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3-30T00:00:00" table:style-name="ce56">
            <text:p>30-03-2020</text:p>
          </table:table-cell>
          <table:table-cell office:value-type="float" office:value="20" table:style-name="ce57">
            <text:p>20</text:p>
          </table:table-cell>
          <table:table-cell office:value-type="float" office:value="0" table:formula="of:=[.$G$48]*(1-1/[.$J$25]*[.J24])" table:style-name="ce30">
            <text:p>0</text:p>
          </table:table-cell>
          <table:table-cell office:value-type="float" office:value="28" table:formula="of:=[.L23]-0" table:style-name="ce30">
            <text:p>28</text:p>
          </table:table-cell>
          <table:table-cell table:number-columns-repeated="2" table:style-name="ce30"/>
          <table:table-cell office:value-type="float" office:value="0" table:formula="of:=[.K24]+[.M24]" table:style-name="ce23">
            <text:p>0</text:p>
          </table:table-cell>
          <table:table-cell office:value-type="float" office:value="28" table:formula="of:=[.L24]+[.N24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6"/>
          <table:table-cell office:value-type="float" office:value="20" table:formula="of:=COUNTA([.J4:.J23])" table:style-name="ce57">
            <text:p>20</text:p>
          </table:table-cell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table:style-name="ce39"/>
          <table:table-cell table:number-columns-repeated="7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number-columns-repeated="8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number-columns-repeated="16376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number-columns-repeated="16376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5">
            <text:p>Interface code</text:p>
          </table:table-cell>
          <table:table-cell table:number-columns-repeated="3" table:style-name="ce26"/>
          <table:table-cell office:value-type="float" office:value="4" table:style-name="ce28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déroulant pour créer une forme</text:p>
          </table:table-cell>
          <table:table-cell office:value-type="string" table:style-name="ce27">
            <text:p>Armand Losfeld</text:p>
          </table:table-cell>
          <table:table-cell office:value-type="string" table:style-name="ce35">
            <text:p>Franck Trouillez</text:p>
          </table:table-cell>
          <table:table-cell office:value-type="float" office:value="7" table:style-name="ce36">
            <text:p>7</text:p>
          </table:table-cell>
          <table:table-cell office:value-type="float" office:value="6" table:style-name="ce36">
            <text:p>6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panneau de suivi des formes</text:p>
          </table:table-cell>
          <table:table-cell office:value-type="string" table:style-name="ce27">
            <text:p>Miró-Manuel Matagne</text:p>
          </table:table-cell>
          <table:table-cell office:value-type="string" table:style-name="ce35">
            <text:p>Lise Cottin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36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affichage)</text:p>
          </table:table-cell>
          <table:table-cell office:value-type="string" table:style-name="ce27">
            <text:p>Edgar Badalyan</text:p>
          </table:table-cell>
          <table:table-cell office:value-type="string" table:style-name="ce35">
            <text:p>Raffaele Todesco</text:p>
          </table:table-cell>
          <table:table-cell office:value-type="float" office:value="6" table:style-name="ce36">
            <text:p>6</text:p>
          </table:table-cell>
          <table:table-cell office:value-type="float" office:value="7.5" table:style-name="ce36">
            <text:p>7,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compilation)</text:p>
          </table:table-cell>
          <table:table-cell office:value-type="string" table:style-name="ce27">
            <text:p>Alexandre Missenard</text:p>
          </table:table-cell>
          <table:table-cell office:value-type="string" table:style-name="ce35">
            <text:p>Andrey Sobolevsky</text:p>
          </table:table-cell>
          <table:table-cell office:value-type="float" office:value="8" table:style-name="ce36">
            <text:p>8</text:p>
          </table:table-cell>
          <table:table-cell office:value-type="float" office:value="7.5" table:style-name="ce36">
            <text:p>7,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des classes formes</text:p>
          </table:table-cell>
          <table:table-cell office:value-type="string" table:style-name="ce27">
            <text:p>Minh Nguyen</text:p>
          </table:table-cell>
          <table:table-cell office:value-type="string" table:style-name="ce35">
            <text:p>Ludéric Van Calck</text:p>
          </table:table-cell>
          <table:table-cell office:value-type="float" office:value="3.5" table:style-name="ce36">
            <text:p>3,5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1.5" table:formula="of:=SUM([.F39:.F47])" table:style-name="ce37">
            <text:p>31,5</text:p>
          </table:table-cell>
          <table:table-cell office:value-type="float" office:value="51" table:formula="of:=SUM([.G38:.G47])" table:style-name="ce37">
            <text:p>5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2:.F52])" table:style-name="ce32">
            <text:p>0</text:p>
          </table:table-cell>
          <table:table-cell office:value-type="float" office:value="10" table:formula="of:=SUM([.G52:.G52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7:.F57])" table:style-name="ce37">
            <text:p>0</text:p>
          </table:table-cell>
          <table:table-cell office:value-type="float" office:value="4" table:formula="of:=SUM([.G57:.G57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eamwork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2:.F64])" table:style-name="ce32">
            <text:p>0</text:p>
          </table:table-cell>
          <table:table-cell office:value-type="float" office:value="10" table:formula="of:=SUM([.G62:.G64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72])" table:style-name="ce37">
            <text:p>0</text:p>
          </table:table-cell>
          <table:table-cell office:value-type="float" office:value="19" table:formula="of:=SUM([.G69:.G72])" table:style-name="ce37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7:.F81])" table:style-name="ce32">
            <text:p>0</text:p>
          </table:table-cell>
          <table:table-cell office:value-type="float" office:value="17" table:formula="of:=SUM([.G77:.G81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6:.F90])" table:style-name="ce37">
            <text:p>0</text:p>
          </table:table-cell>
          <table:table-cell office:value-type="float" office:value="32" table:formula="of:=SUM([.G86:.G90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5:.F97])" table:style-name="ce32">
            <text:p>0</text:p>
          </table:table-cell>
          <table:table-cell office:value-type="float" office:value="20" table:formula="of:=SUM([.G95:.G97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2:.F102])" table:style-name="ce37">
            <text:p>0</text:p>
          </table:table-cell>
          <table:table-cell office:value-type="float" office:value="9" table:formula="of:=SUM([.G102:.G102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7:.F107])" table:style-name="ce32">
            <text:p>0</text:p>
          </table:table-cell>
          <table:table-cell office:value-type="float" office:value="15" table:formula="of:=SUM([.G107:.G107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2:.F112])" table:style-name="ce32">
            <text:p>0</text:p>
          </table:table-cell>
          <table:table-cell office:value-type="float" office:value="7" table:formula="of:=SUM([.G112:.G112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9:.F119])" table:style-name="ce32">
            <text:p>0</text:p>
          </table:table-cell>
          <table:table-cell office:value-type="float" office:value="12" table:formula="of:=SUM([.G117:.G117])" table:style-name="ce32">
            <text:p>12</text:p>
          </table:table-cell>
          <table:table-cell table:number-columns-repeated="16377"/>
        </table:table-row>
        <table:table-row table:number-rows-repeated="1048458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7.72396in" svg:y="7.52083in" svg:width="5.90104in" svg:height="3.666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4</text:p>
          </table:table-cell>
          <table:covered-table-cell/>
          <table:table-cell office:value-type="string" table:number-columns-spanned="2" table:number-rows-spanned="1" table:style-name="ce44">
            <text:p>Histoire 7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31T00:00:00" table:style-name="ce58">
            <text:p>31-03-2020</text:p>
          </table:table-cell>
          <table:table-cell office:value-type="float" office:value="0" table:style-name="ce59">
            <text:p>0</text:p>
          </table:table-cell>
          <table:table-cell office:value-type="float" office:value="14" table:formula="of:=[.$G$48]*(1-1/[.$J$32]*[.J4])" table:style-name="ce30">
            <text:p>14</text:p>
          </table:table-cell>
          <table:table-cell office:value-type="float" office:value="6" table:formula="of:=[.F48]" table:style-name="ce30">
            <text:p>6</text:p>
          </table:table-cell>
          <table:table-cell office:value-type="float" office:value="16" table:formula="of:=[.$I$68]*(1-1/[.$J$32]*[.J4])" table:style-name="ce30">
            <text:p>16</text:p>
          </table:table-cell>
          <table:table-cell office:value-type="float" office:value="24" table:formula="of:=[.F68]" table:style-name="ce30">
            <text:p>24</text:p>
          </table:table-cell>
          <table:table-cell office:value-type="float" office:value="30" table:formula="of:=[.K4]+[.M4]" table:style-name="ce23">
            <text:p>30</text:p>
          </table:table-cell>
          <table:table-cell office:value-type="float" office:value="30" table:formula="of:=[.L4]+[.N4]" table:style-name="ce23">
            <text:p>30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1T00:00:00" table:style-name="ce58">
            <text:p>01-04-2020</text:p>
          </table:table-cell>
          <table:table-cell office:value-type="float" office:value="1" table:style-name="ce59">
            <text:p>1</text:p>
          </table:table-cell>
          <table:table-cell office:value-type="float" office:value="13.481481481481483" table:formula="of:=[.$G$48]*(1-1/[.$J$32]*[.J5])" table:style-name="ce30">
            <text:p>13,48148148</text:p>
          </table:table-cell>
          <table:table-cell office:value-type="float" office:value="6" table:formula="of:=[.L4]-0" table:style-name="ce30">
            <text:p>6</text:p>
          </table:table-cell>
          <table:table-cell office:value-type="float" office:value="15.407407407407408" table:formula="of:=[.$I$68]*(1-1/[.$J$32]*[.J5])" table:style-name="ce30">
            <text:p>15,40740741</text:p>
          </table:table-cell>
          <table:table-cell office:value-type="float" office:value="23" table:formula="of:=[.N4]-1" table:style-name="ce30">
            <text:p>23</text:p>
          </table:table-cell>
          <table:table-cell office:value-type="float" office:value="28.888888888888893" table:formula="of:=[.K5]+[.M5]" table:style-name="ce23">
            <text:p>28,88888889</text:p>
          </table:table-cell>
          <table:table-cell office:value-type="float" office:value="29" table:formula="of:=[.L5]+[.N5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2T00:00:00" table:style-name="ce58">
            <text:p>02-04-2020</text:p>
          </table:table-cell>
          <table:table-cell office:value-type="float" office:value="2" table:style-name="ce59">
            <text:p>2</text:p>
          </table:table-cell>
          <table:table-cell office:value-type="float" office:value="12.962962962962964" table:formula="of:=[.$G$48]*(1-1/[.$J$32]*[.J6])" table:style-name="ce30">
            <text:p>12,96296296</text:p>
          </table:table-cell>
          <table:table-cell office:value-type="float" office:value="6" table:formula="of:=[.L5]-0" table:style-name="ce30">
            <text:p>6</text:p>
          </table:table-cell>
          <table:table-cell office:value-type="float" office:value="14.814814814814815" table:formula="of:=[.$I$68]*(1-1/[.$J$32]*[.J6])" table:style-name="ce30">
            <text:p>14,81481481</text:p>
          </table:table-cell>
          <table:table-cell office:value-type="float" office:value="23" table:formula="of:=[.N5]-0" table:style-name="ce30">
            <text:p>23</text:p>
          </table:table-cell>
          <table:table-cell office:value-type="float" office:value="27.777777777777779" table:formula="of:=[.K6]+[.M6]" table:style-name="ce23">
            <text:p>27,77777778</text:p>
          </table:table-cell>
          <table:table-cell office:value-type="float" office:value="29" table:formula="of:=[.L6]+[.N6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3T00:00:00" table:style-name="ce58">
            <text:p>03-04-2020</text:p>
          </table:table-cell>
          <table:table-cell office:value-type="float" office:value="3" table:style-name="ce59">
            <text:p>3</text:p>
          </table:table-cell>
          <table:table-cell office:value-type="float" office:value="12.444444444444443" table:formula="of:=[.$G$48]*(1-1/[.$J$32]*[.J7])" table:style-name="ce30">
            <text:p>12,44444444</text:p>
          </table:table-cell>
          <table:table-cell office:value-type="float" office:value="6" table:formula="of:=[.L6]-0" table:style-name="ce30">
            <text:p>6</text:p>
          </table:table-cell>
          <table:table-cell office:value-type="float" office:value="14.222222222222221" table:formula="of:=[.$I$68]*(1-1/[.$J$32]*[.J7])" table:style-name="ce30">
            <text:p>14,22222222</text:p>
          </table:table-cell>
          <table:table-cell office:value-type="float" office:value="23" table:formula="of:=[.N6]-0" table:style-name="ce30">
            <text:p>23</text:p>
          </table:table-cell>
          <table:table-cell office:value-type="float" office:value="26.666666666666664" table:formula="of:=[.K7]+[.M7]" table:style-name="ce23">
            <text:p>26,66666667</text:p>
          </table:table-cell>
          <table:table-cell office:value-type="float" office:value="29" table:formula="of:=[.L7]+[.N7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4T00:00:00" table:style-name="ce58">
            <text:p>04-04-2020</text:p>
          </table:table-cell>
          <table:table-cell office:value-type="float" office:value="4" table:style-name="ce59">
            <text:p>4</text:p>
          </table:table-cell>
          <table:table-cell office:value-type="float" office:value="11.925925925925926" table:formula="of:=[.$G$48]*(1-1/[.$J$32]*[.J8])" table:style-name="ce30">
            <text:p>11,92592593</text:p>
          </table:table-cell>
          <table:table-cell office:value-type="float" office:value="6" table:formula="of:=[.L7]-0" table:style-name="ce30">
            <text:p>6</text:p>
          </table:table-cell>
          <table:table-cell office:value-type="float" office:value="13.62962962962963" table:formula="of:=[.$I$68]*(1-1/[.$J$32]*[.J8])" table:style-name="ce30">
            <text:p>13,62962963</text:p>
          </table:table-cell>
          <table:table-cell office:value-type="float" office:value="19" table:formula="of:=[.N7]-4" table:style-name="ce30">
            <text:p>19</text:p>
          </table:table-cell>
          <table:table-cell office:value-type="float" office:value="25.555555555555557" table:formula="of:=[.K8]+[.M8]" table:style-name="ce23">
            <text:p>25,55555556</text:p>
          </table:table-cell>
          <table:table-cell office:value-type="float" office:value="25" table:formula="of:=[.L8]+[.N8]" table:style-name="ce23">
            <text:p>2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5T00:00:00" table:style-name="ce58">
            <text:p>05-04-2020</text:p>
          </table:table-cell>
          <table:table-cell office:value-type="float" office:value="5" table:style-name="ce59">
            <text:p>5</text:p>
          </table:table-cell>
          <table:table-cell office:value-type="float" office:value="11.407407407407408" table:formula="of:=[.$G$48]*(1-1/[.$J$32]*[.J9])" table:style-name="ce30">
            <text:p>11,40740741</text:p>
          </table:table-cell>
          <table:table-cell office:value-type="float" office:value="6" table:formula="of:=[.L8]-0" table:style-name="ce30">
            <text:p>6</text:p>
          </table:table-cell>
          <table:table-cell office:value-type="float" office:value="13.037037037037038" table:formula="of:=[.$I$68]*(1-1/[.$J$32]*[.J9])" table:style-name="ce30">
            <text:p>13,03703704</text:p>
          </table:table-cell>
          <table:table-cell office:value-type="float" office:value="19" table:formula="of:=[.N8]-0" table:style-name="ce30">
            <text:p>19</text:p>
          </table:table-cell>
          <table:table-cell office:value-type="float" office:value="24.444444444444446" table:formula="of:=[.K9]+[.M9]" table:style-name="ce23">
            <text:p>24,44444444</text:p>
          </table:table-cell>
          <table:table-cell office:value-type="float" office:value="25" table:formula="of:=[.L9]+[.N9]" table:style-name="ce23">
            <text:p>25</text:p>
          </table:table-cell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6T00:00:00" table:style-name="ce58">
            <text:p>06-04-2020</text:p>
          </table:table-cell>
          <table:table-cell office:value-type="float" office:value="6" table:style-name="ce59">
            <text:p>6</text:p>
          </table:table-cell>
          <table:table-cell office:value-type="float" office:value="10.888888888888889" table:formula="of:=[.$G$48]*(1-1/[.$J$32]*[.J10])" table:style-name="ce30">
            <text:p>10,88888889</text:p>
          </table:table-cell>
          <table:table-cell office:value-type="float" office:value="6" table:formula="of:=[.L9]-0" table:style-name="ce30">
            <text:p>6</text:p>
          </table:table-cell>
          <table:table-cell office:value-type="float" office:value="12.444444444444445" table:formula="of:=[.$I$68]*(1-1/[.$J$32]*[.J10])" table:style-name="ce30">
            <text:p>12,44444444</text:p>
          </table:table-cell>
          <table:table-cell office:value-type="float" office:value="15" table:formula="of:=[.N9]-4" table:style-name="ce30">
            <text:p>15</text:p>
          </table:table-cell>
          <table:table-cell office:value-type="float" office:value="23.333333333333336" table:formula="of:=[.K10]+[.M10]" table:style-name="ce23">
            <text:p>23,33333333</text:p>
          </table:table-cell>
          <table:table-cell office:value-type="float" office:value="21" table:formula="of:=[.L10]+[.N10]" table:style-name="ce23">
            <text:p>2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4-07T00:00:00" table:style-name="ce58">
            <text:p>07-04-2020</text:p>
          </table:table-cell>
          <table:table-cell office:value-type="float" office:value="7" table:style-name="ce59">
            <text:p>7</text:p>
          </table:table-cell>
          <table:table-cell office:value-type="float" office:value="10.37037037037037" table:formula="of:=[.$G$48]*(1-1/[.$J$32]*[.J11])" table:style-name="ce30">
            <text:p>10,37037037</text:p>
          </table:table-cell>
          <table:table-cell office:value-type="float" office:value="6" table:formula="of:=[.L10]-0" table:style-name="ce30">
            <text:p>6</text:p>
          </table:table-cell>
          <table:table-cell office:value-type="float" office:value="11.851851851851851" table:formula="of:=[.$I$68]*(1-1/[.$J$32]*[.J11])" table:style-name="ce30">
            <text:p>11,85185185</text:p>
          </table:table-cell>
          <table:table-cell office:value-type="float" office:value="14" table:formula="of:=[.N10]-1" table:style-name="ce30">
            <text:p>14</text:p>
          </table:table-cell>
          <table:table-cell office:value-type="float" office:value="22.222222222222221" table:formula="of:=[.K11]+[.M11]" table:style-name="ce23">
            <text:p>22,22222222</text:p>
          </table:table-cell>
          <table:table-cell office:value-type="float" office:value="20" table:formula="of:=[.L11]+[.N11]" table:style-name="ce23">
            <text:p>20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4-08T00:00:00" table:style-name="ce58">
            <text:p>08-04-2020</text:p>
          </table:table-cell>
          <table:table-cell office:value-type="float" office:value="8" table:style-name="ce59">
            <text:p>8</text:p>
          </table:table-cell>
          <table:table-cell office:value-type="float" office:value="9.8518518518518512" table:formula="of:=[.$G$48]*(1-1/[.$J$32]*[.J12])" table:style-name="ce30">
            <text:p>9,851851852</text:p>
          </table:table-cell>
          <table:table-cell office:value-type="float" office:value="6" table:formula="of:=[.L11]-0" table:style-name="ce30">
            <text:p>6</text:p>
          </table:table-cell>
          <table:table-cell office:value-type="float" office:value="11.25925925925926" table:formula="of:=[.$I$68]*(1-1/[.$J$32]*[.J12])" table:style-name="ce30">
            <text:p>11,25925926</text:p>
          </table:table-cell>
          <table:table-cell office:value-type="float" office:value="14" table:formula="of:=[.N11]-0" table:style-name="ce30">
            <text:p>14</text:p>
          </table:table-cell>
          <table:table-cell office:value-type="float" office:value="21.111111111111111" table:formula="of:=[.K12]+[.M12]" table:style-name="ce23">
            <text:p>21,11111111</text:p>
          </table:table-cell>
          <table:table-cell office:value-type="float" office:value="20" table:formula="of:=[.L12]+[.N12]" table:style-name="ce23">
            <text:p>20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4-09T00:00:00" table:style-name="ce58">
            <text:p>09-04-2020</text:p>
          </table:table-cell>
          <table:table-cell office:value-type="float" office:value="9" table:style-name="ce59">
            <text:p>9</text:p>
          </table:table-cell>
          <table:table-cell office:value-type="float" office:value="9.3333333333333339" table:formula="of:=[.$G$48]*(1-1/[.$J$32]*[.J13])" table:style-name="ce30">
            <text:p>9,333333333</text:p>
          </table:table-cell>
          <table:table-cell office:value-type="float" office:value="6" table:formula="of:=[.L12]-0" table:style-name="ce30">
            <text:p>6</text:p>
          </table:table-cell>
          <table:table-cell office:value-type="float" office:value="10.666666666666668" table:formula="of:=[.$I$68]*(1-1/[.$J$32]*[.J13])" table:style-name="ce30">
            <text:p>10,66666667</text:p>
          </table:table-cell>
          <table:table-cell office:value-type="float" office:value="14" table:formula="of:=[.N12]-0" table:style-name="ce30">
            <text:p>14</text:p>
          </table:table-cell>
          <table:table-cell office:value-type="float" office:value="20" table:formula="of:=[.K13]+[.M13]" table:style-name="ce23">
            <text:p>20</text:p>
          </table:table-cell>
          <table:table-cell office:value-type="float" office:value="20" table:formula="of:=[.L13]+[.N13]" table:style-name="ce23">
            <text:p>20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office:value-type="date" office:date-value="2020-04-10T00:00:00" table:style-name="ce58">
            <text:p>10-04-2020</text:p>
          </table:table-cell>
          <table:table-cell office:value-type="float" office:value="10" table:style-name="ce59">
            <text:p>10</text:p>
          </table:table-cell>
          <table:table-cell office:value-type="float" office:value="8.8148148148148149" table:formula="of:=[.$G$48]*(1-1/[.$J$32]*[.J14])" table:style-name="ce30">
            <text:p>8,814814815</text:p>
          </table:table-cell>
          <table:table-cell office:value-type="float" office:value="2" table:formula="of:=[.L13]-4" table:style-name="ce30">
            <text:p>2</text:p>
          </table:table-cell>
          <table:table-cell office:value-type="float" office:value="10.074074074074074" table:formula="of:=[.$I$68]*(1-1/[.$J$32]*[.J14])" table:style-name="ce30">
            <text:p>10,07407407</text:p>
          </table:table-cell>
          <table:table-cell office:value-type="float" office:value="14" table:formula="of:=[.N13]-0" table:style-name="ce30">
            <text:p>14</text:p>
          </table:table-cell>
          <table:table-cell office:value-type="float" office:value="18.888888888888889" table:formula="of:=[.K14]+[.M14]" table:style-name="ce23">
            <text:p>18,88888889</text:p>
          </table:table-cell>
          <table:table-cell office:value-type="float" office:value="16" table:formula="of:=[.L14]+[.N14]" table:style-name="ce23">
            <text:p>16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4-11T00:00:00" table:style-name="ce58">
            <text:p>11-04-2020</text:p>
          </table:table-cell>
          <table:table-cell office:value-type="float" office:value="11" table:style-name="ce59">
            <text:p>11</text:p>
          </table:table-cell>
          <table:table-cell office:value-type="float" office:value="8.2962962962962958" table:formula="of:=[.$G$48]*(1-1/[.$J$32]*[.J15])" table:style-name="ce30">
            <text:p>8,296296296</text:p>
          </table:table-cell>
          <table:table-cell office:value-type="float" office:value="2" table:formula="of:=[.L14]-0" table:style-name="ce30">
            <text:p>2</text:p>
          </table:table-cell>
          <table:table-cell office:value-type="float" office:value="9.481481481481481" table:formula="of:=[.$I$68]*(1-1/[.$J$32]*[.J15])" table:style-name="ce30">
            <text:p>9,481481481</text:p>
          </table:table-cell>
          <table:table-cell office:value-type="float" office:value="14" table:formula="of:=[.N14]-0" table:style-name="ce30">
            <text:p>14</text:p>
          </table:table-cell>
          <table:table-cell office:value-type="float" office:value="17.777777777777779" table:formula="of:=[.K15]+[.M15]" table:style-name="ce23">
            <text:p>17,77777778</text:p>
          </table:table-cell>
          <table:table-cell office:value-type="float" office:value="16" table:formula="of:=[.L15]+[.N15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4-12T00:00:00" table:style-name="ce58">
            <text:p>12-04-2020</text:p>
          </table:table-cell>
          <table:table-cell office:value-type="float" office:value="12" table:style-name="ce59">
            <text:p>12</text:p>
          </table:table-cell>
          <table:table-cell office:value-type="float" office:value="7.7777777777777786" table:formula="of:=[.$G$48]*(1-1/[.$J$32]*[.J16])" table:style-name="ce30">
            <text:p>7,777777778</text:p>
          </table:table-cell>
          <table:table-cell office:value-type="float" office:value="2" table:formula="of:=[.L15]-0" table:style-name="ce30">
            <text:p>2</text:p>
          </table:table-cell>
          <table:table-cell office:value-type="float" office:value="8.8888888888888893" table:formula="of:=[.$I$68]*(1-1/[.$J$32]*[.J16])" table:style-name="ce30">
            <text:p>8,888888889</text:p>
          </table:table-cell>
          <table:table-cell office:value-type="float" office:value="14" table:formula="of:=[.N15]-0" table:style-name="ce30">
            <text:p>14</text:p>
          </table:table-cell>
          <table:table-cell office:value-type="float" office:value="16.666666666666668" table:formula="of:=[.K16]+[.M16]" table:style-name="ce23">
            <text:p>16,66666667</text:p>
          </table:table-cell>
          <table:table-cell office:value-type="float" office:value="16" table:formula="of:=[.L16]+[.N16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4-13T00:00:00" table:style-name="ce58">
            <text:p>13-04-2020</text:p>
          </table:table-cell>
          <table:table-cell office:value-type="float" office:value="13" table:style-name="ce59">
            <text:p>13</text:p>
          </table:table-cell>
          <table:table-cell office:value-type="float" office:value="7.2592592592592604" table:formula="of:=[.$G$48]*(1-1/[.$J$32]*[.J17])" table:style-name="ce30">
            <text:p>7,259259259</text:p>
          </table:table-cell>
          <table:table-cell office:value-type="float" office:value="2" table:formula="of:=[.L16]-0" table:style-name="ce30">
            <text:p>2</text:p>
          </table:table-cell>
          <table:table-cell office:value-type="float" office:value="8.2962962962962976" table:formula="of:=[.$I$68]*(1-1/[.$J$32]*[.J17])" table:style-name="ce30">
            <text:p>8,296296296</text:p>
          </table:table-cell>
          <table:table-cell office:value-type="float" office:value="14" table:formula="of:=[.N16]-0" table:style-name="ce30">
            <text:p>14</text:p>
          </table:table-cell>
          <table:table-cell office:value-type="float" office:value="15.555555555555557" table:formula="of:=[.K17]+[.M17]" table:style-name="ce23">
            <text:p>15,55555556</text:p>
          </table:table-cell>
          <table:table-cell office:value-type="float" office:value="16" table:formula="of:=[.L17]+[.N17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4-14T00:00:00" table:style-name="ce58">
            <text:p>14-04-2020</text:p>
          </table:table-cell>
          <table:table-cell office:value-type="float" office:value="14" table:style-name="ce59">
            <text:p>14</text:p>
          </table:table-cell>
          <table:table-cell office:value-type="float" office:value="6.7407407407407414" table:formula="of:=[.$G$48]*(1-1/[.$J$32]*[.J18])" table:style-name="ce30">
            <text:p>6,740740741</text:p>
          </table:table-cell>
          <table:table-cell office:value-type="float" office:value="2" table:formula="of:=[.L17]-0" table:style-name="ce30">
            <text:p>2</text:p>
          </table:table-cell>
          <table:table-cell office:value-type="float" office:value="7.7037037037037042" table:formula="of:=[.$I$68]*(1-1/[.$J$32]*[.J18])" table:style-name="ce30">
            <text:p>7,703703704</text:p>
          </table:table-cell>
          <table:table-cell office:value-type="float" office:value="14" table:formula="of:=[.N17]-0" table:style-name="ce30">
            <text:p>14</text:p>
          </table:table-cell>
          <table:table-cell office:value-type="float" office:value="14.444444444444446" table:formula="of:=[.K18]+[.M18]" table:style-name="ce23">
            <text:p>14,44444444</text:p>
          </table:table-cell>
          <table:table-cell office:value-type="float" office:value="16" table:formula="of:=[.L18]+[.N18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4-15T00:00:00" table:style-name="ce58">
            <text:p>15-04-2020</text:p>
          </table:table-cell>
          <table:table-cell office:value-type="float" office:value="15" table:style-name="ce59">
            <text:p>15</text:p>
          </table:table-cell>
          <table:table-cell office:value-type="float" office:value="6.2222222222222214" table:formula="of:=[.$G$48]*(1-1/[.$J$32]*[.J19])" table:style-name="ce30">
            <text:p>6,222222222</text:p>
          </table:table-cell>
          <table:table-cell office:value-type="float" office:value="2" table:formula="of:=[.L18]-0" table:style-name="ce30">
            <text:p>2</text:p>
          </table:table-cell>
          <table:table-cell office:value-type="float" office:value="7.1111111111111107" table:formula="of:=[.$I$68]*(1-1/[.$J$32]*[.J19])" table:style-name="ce30">
            <text:p>7,111111111</text:p>
          </table:table-cell>
          <table:table-cell office:value-type="float" office:value="14" table:formula="of:=[.N18]-0" table:style-name="ce30">
            <text:p>14</text:p>
          </table:table-cell>
          <table:table-cell office:value-type="float" office:value="13.333333333333332" table:formula="of:=[.K19]+[.M19]" table:style-name="ce23">
            <text:p>13,33333333</text:p>
          </table:table-cell>
          <table:table-cell office:value-type="float" office:value="16" table:formula="of:=[.L19]+[.N19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4-16T00:00:00" table:style-name="ce58">
            <text:p>16-04-2020</text:p>
          </table:table-cell>
          <table:table-cell office:value-type="float" office:value="16" table:style-name="ce59">
            <text:p>16</text:p>
          </table:table-cell>
          <table:table-cell office:value-type="float" office:value="5.7037037037037042" table:formula="of:=[.$G$48]*(1-1/[.$J$32]*[.J20])" table:style-name="ce30">
            <text:p>5,703703704</text:p>
          </table:table-cell>
          <table:table-cell office:value-type="float" office:value="2" table:formula="of:=[.L19]-0" table:style-name="ce30">
            <text:p>2</text:p>
          </table:table-cell>
          <table:table-cell office:value-type="float" office:value="6.518518518518519" table:formula="of:=[.$I$68]*(1-1/[.$J$32]*[.J20])" table:style-name="ce30">
            <text:p>6,518518519</text:p>
          </table:table-cell>
          <table:table-cell office:value-type="float" office:value="14" table:formula="of:=[.N19]-0" table:style-name="ce30">
            <text:p>14</text:p>
          </table:table-cell>
          <table:table-cell office:value-type="float" office:value="12.222222222222223" table:formula="of:=[.K20]+[.M20]" table:style-name="ce23">
            <text:p>12,22222222</text:p>
          </table:table-cell>
          <table:table-cell office:value-type="float" office:value="16" table:formula="of:=[.L20]+[.N20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4-17T00:00:00" table:style-name="ce58">
            <text:p>17-04-2020</text:p>
          </table:table-cell>
          <table:table-cell office:value-type="float" office:value="17" table:style-name="ce59">
            <text:p>17</text:p>
          </table:table-cell>
          <table:table-cell office:value-type="float" office:value="5.1851851851851869" table:formula="of:=[.$G$48]*(1-1/[.$J$32]*[.J21])" table:style-name="ce30">
            <text:p>5,185185185</text:p>
          </table:table-cell>
          <table:table-cell office:value-type="float" office:value="2" table:formula="of:=[.L20]-0" table:style-name="ce30">
            <text:p>2</text:p>
          </table:table-cell>
          <table:table-cell office:value-type="float" office:value="5.9259259259259274" table:formula="of:=[.$I$68]*(1-1/[.$J$32]*[.J21])" table:style-name="ce30">
            <text:p>5,925925926</text:p>
          </table:table-cell>
          <table:table-cell office:value-type="float" office:value="14" table:formula="of:=[.N20]-0" table:style-name="ce30">
            <text:p>14</text:p>
          </table:table-cell>
          <table:table-cell office:value-type="float" office:value="11.111111111111114" table:formula="of:=[.K21]+[.M21]" table:style-name="ce23">
            <text:p>11,11111111</text:p>
          </table:table-cell>
          <table:table-cell office:value-type="float" office:value="16" table:formula="of:=[.L21]+[.N21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4-18T00:00:00" table:style-name="ce58">
            <text:p>18-04-2020</text:p>
          </table:table-cell>
          <table:table-cell office:value-type="float" office:value="18" table:style-name="ce59">
            <text:p>18</text:p>
          </table:table-cell>
          <table:table-cell office:value-type="float" office:value="4.666666666666667" table:formula="of:=[.$G$48]*(1-1/[.$J$32]*[.J22])" table:style-name="ce30">
            <text:p>4,666666667</text:p>
          </table:table-cell>
          <table:table-cell office:value-type="float" office:value="2" table:formula="of:=[.L21]-0" table:style-name="ce30">
            <text:p>2</text:p>
          </table:table-cell>
          <table:table-cell office:value-type="float" office:value="5.3333333333333339" table:formula="of:=[.$I$68]*(1-1/[.$J$32]*[.J22])" table:style-name="ce30">
            <text:p>5,333333333</text:p>
          </table:table-cell>
          <table:table-cell office:value-type="float" office:value="14" table:formula="of:=[.N21]-0" table:style-name="ce30">
            <text:p>14</text:p>
          </table:table-cell>
          <table:table-cell office:value-type="float" office:value="10" table:formula="of:=[.K22]+[.M22]" table:style-name="ce23">
            <text:p>10</text:p>
          </table:table-cell>
          <table:table-cell office:value-type="float" office:value="16" table:formula="of:=[.L22]+[.N22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4-19T00:00:00" table:style-name="ce58">
            <text:p>19-04-2020</text:p>
          </table:table-cell>
          <table:table-cell office:value-type="float" office:value="19" table:style-name="ce59">
            <text:p>19</text:p>
          </table:table-cell>
          <table:table-cell office:value-type="float" office:value="4.1481481481481479" table:formula="of:=[.$G$48]*(1-1/[.$J$32]*[.J23])" table:style-name="ce30">
            <text:p>4,148148148</text:p>
          </table:table-cell>
          <table:table-cell office:value-type="float" office:value="2" table:formula="of:=[.L22]-0" table:style-name="ce30">
            <text:p>2</text:p>
          </table:table-cell>
          <table:table-cell office:value-type="float" office:value="4.7407407407407405" table:formula="of:=[.$I$68]*(1-1/[.$J$32]*[.J23])" table:style-name="ce30">
            <text:p>4,740740741</text:p>
          </table:table-cell>
          <table:table-cell office:value-type="float" office:value="14" table:formula="of:=[.N22]-0" table:style-name="ce30">
            <text:p>14</text:p>
          </table:table-cell>
          <table:table-cell office:value-type="float" office:value="8.8888888888888893" table:formula="of:=[.K23]+[.M23]" table:style-name="ce23">
            <text:p>8,888888889</text:p>
          </table:table-cell>
          <table:table-cell office:value-type="float" office:value="16" table:formula="of:=[.L23]+[.N23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4-20T00:00:00" table:style-name="ce58">
            <text:p>20-04-2020</text:p>
          </table:table-cell>
          <table:table-cell office:value-type="float" office:value="20" table:style-name="ce59">
            <text:p>20</text:p>
          </table:table-cell>
          <table:table-cell office:value-type="float" office:value="3.6296296296296302" table:formula="of:=[.$G$48]*(1-1/[.$J$32]*[.J24])" table:style-name="ce30">
            <text:p>3,62962963</text:p>
          </table:table-cell>
          <table:table-cell office:value-type="float" office:value="2" table:formula="of:=[.L23]-0" table:style-name="ce30">
            <text:p>2</text:p>
          </table:table-cell>
          <table:table-cell office:value-type="float" office:value="4.1481481481481488" table:formula="of:=[.$I$68]*(1-1/[.$J$32]*[.J24])" table:style-name="ce30">
            <text:p>4,148148148</text:p>
          </table:table-cell>
          <table:table-cell office:value-type="float" office:value="14" table:formula="of:=[.N23]-0" table:style-name="ce30">
            <text:p>14</text:p>
          </table:table-cell>
          <table:table-cell office:value-type="float" office:value="7.7777777777777786" table:formula="of:=[.K24]+[.M24]" table:style-name="ce23">
            <text:p>7,777777778</text:p>
          </table:table-cell>
          <table:table-cell office:value-type="float" office:value="16" table:formula="of:=[.L24]+[.N24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4-21T00:00:00" table:style-name="ce58">
            <text:p>21-04-2020</text:p>
          </table:table-cell>
          <table:table-cell office:value-type="float" office:value="21" table:style-name="ce59">
            <text:p>21</text:p>
          </table:table-cell>
          <table:table-cell office:value-type="float" office:value="3.1111111111111125" table:formula="of:=[.$G$48]*(1-1/[.$J$32]*[.J25])" table:style-name="ce30">
            <text:p>3,111111111</text:p>
          </table:table-cell>
          <table:table-cell office:value-type="float" office:value="2" table:formula="of:=[.L24]-0" table:style-name="ce30">
            <text:p>2</text:p>
          </table:table-cell>
          <table:table-cell office:value-type="float" office:value="3.5555555555555571" table:formula="of:=[.$I$68]*(1-1/[.$J$32]*[.J25])" table:style-name="ce30">
            <text:p>3,555555556</text:p>
          </table:table-cell>
          <table:table-cell office:value-type="float" office:value="10" table:formula="of:=[.N24]-4" table:style-name="ce30">
            <text:p>10</text:p>
          </table:table-cell>
          <table:table-cell office:value-type="float" office:value="6.6666666666666696" table:formula="of:=[.K25]+[.M25]" table:style-name="ce23">
            <text:p>6,666666667</text:p>
          </table:table-cell>
          <table:table-cell office:value-type="float" office:value="12" table:formula="of:=[.L25]+[.N25]" table:style-name="ce23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4-22T00:00:00" table:style-name="ce58">
            <text:p>22-04-2020</text:p>
          </table:table-cell>
          <table:table-cell office:value-type="float" office:value="22" table:style-name="ce59">
            <text:p>22</text:p>
          </table:table-cell>
          <table:table-cell office:value-type="float" office:value="2.5925925925925934" table:formula="of:=[.$G$48]*(1-1/[.$J$32]*[.J26])" table:style-name="ce30">
            <text:p>2,592592593</text:p>
          </table:table-cell>
          <table:table-cell office:value-type="float" office:value="2" table:formula="of:=[.L25]-0" table:style-name="ce30">
            <text:p>2</text:p>
          </table:table-cell>
          <table:table-cell office:value-type="float" office:value="2.9629629629629637" table:formula="of:=[.$I$68]*(1-1/[.$J$32]*[.J26])" table:style-name="ce30">
            <text:p>2,962962963</text:p>
          </table:table-cell>
          <table:table-cell office:value-type="float" office:value="10" table:formula="of:=[.N25]-0" table:style-name="ce30">
            <text:p>10</text:p>
          </table:table-cell>
          <table:table-cell office:value-type="float" office:value="5.5555555555555571" table:formula="of:=[.K26]+[.M26]" table:style-name="ce23">
            <text:p>5,555555556</text:p>
          </table:table-cell>
          <table:table-cell office:value-type="float" office:value="12" table:formula="of:=[.L26]+[.N26]" table:style-name="ce23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3"/>
          <table:table-cell office:value-type="date" office:date-value="2020-04-23T00:00:00" table:style-name="ce58">
            <text:p>23-04-2020</text:p>
          </table:table-cell>
          <table:table-cell office:value-type="float" office:value="23" table:style-name="ce59">
            <text:p>23</text:p>
          </table:table-cell>
          <table:table-cell office:value-type="float" office:value="2.074074074074074" table:formula="of:=[.$G$48]*(1-1/[.$J$32]*[.J27])" table:style-name="ce30">
            <text:p>2,074074074</text:p>
          </table:table-cell>
          <table:table-cell office:value-type="float" office:value="0" table:style-name="ce30">
            <text:p>0</text:p>
          </table:table-cell>
          <table:table-cell office:value-type="float" office:value="2.3703703703703702" table:formula="of:=[.$I$68]*(1-1/[.$J$32]*[.J27])" table:style-name="ce30">
            <text:p>2,37037037</text:p>
          </table:table-cell>
          <table:table-cell office:value-type="float" office:value="10" table:formula="of:=[.N26]-0" table:style-name="ce30">
            <text:p>10</text:p>
          </table:table-cell>
          <table:table-cell office:value-type="float" office:value="4.4444444444444446" table:formula="of:=[.K27]+[.M27]" table:style-name="ce23">
            <text:p>4,444444444</text:p>
          </table:table-cell>
          <table:table-cell office:value-type="float" office:value="10" table:formula="of:=[.L27]+[.N27]" table:style-name="ce23">
            <text:p>10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4-24T00:00:00" table:style-name="ce58">
            <text:p>24-04-2020</text:p>
          </table:table-cell>
          <table:table-cell office:value-type="float" office:value="24" table:style-name="ce59">
            <text:p>24</text:p>
          </table:table-cell>
          <table:table-cell office:value-type="float" office:value="1.5555555555555562" table:formula="of:=[.$G$48]*(1-1/[.$J$32]*[.J28])" table:style-name="ce30">
            <text:p>1,555555556</text:p>
          </table:table-cell>
          <table:table-cell office:value-type="float" office:value="0" table:formula="of:=[.L27]-0" table:style-name="ce30">
            <text:p>0</text:p>
          </table:table-cell>
          <table:table-cell office:value-type="float" office:value="1.7777777777777786" table:formula="of:=[.$I$68]*(1-1/[.$J$32]*[.J28])" table:style-name="ce30">
            <text:p>1,777777778</text:p>
          </table:table-cell>
          <table:table-cell office:value-type="float" office:value="8" table:formula="of:=[.N27]-2" table:style-name="ce30">
            <text:p>8</text:p>
          </table:table-cell>
          <table:table-cell office:value-type="float" office:value="3.3333333333333348" table:formula="of:=[.K28]+[.M28]" table:style-name="ce23">
            <text:p>3,333333333</text:p>
          </table:table-cell>
          <table:table-cell office:value-type="float" office:value="8" table:formula="of:=[.L28]+[.N28]" table:style-name="ce23">
            <text:p>8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4-25T00:00:00" table:style-name="ce58">
            <text:p>25-04-2020</text:p>
          </table:table-cell>
          <table:table-cell office:value-type="float" office:value="25" table:style-name="ce59">
            <text:p>25</text:p>
          </table:table-cell>
          <table:table-cell office:value-type="float" office:value="1.0370370370370385" table:formula="of:=[.$G$48]*(1-1/[.$J$32]*[.J29])" table:style-name="ce30">
            <text:p>1,037037037</text:p>
          </table:table-cell>
          <table:table-cell office:value-type="float" office:value="0" table:formula="of:=[.L28]-0" table:style-name="ce30">
            <text:p>0</text:p>
          </table:table-cell>
          <table:table-cell office:value-type="float" office:value="1.1851851851851869" table:formula="of:=[.$I$68]*(1-1/[.$J$32]*[.J29])" table:style-name="ce30">
            <text:p>1,185185185</text:p>
          </table:table-cell>
          <table:table-cell office:value-type="float" office:value="7" table:formula="of:=[.N28]-1" table:style-name="ce30">
            <text:p>7</text:p>
          </table:table-cell>
          <table:table-cell office:value-type="float" office:value="2.2222222222222254" table:formula="of:=[.K29]+[.M29]" table:style-name="ce23">
            <text:p>2,222222222</text:p>
          </table:table-cell>
          <table:table-cell office:value-type="float" office:value="7" table:formula="of:=[.L29]+[.N29]" table:style-name="ce23">
            <text:p>7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office:value-type="date" office:date-value="2020-04-26T00:00:00" table:style-name="ce58">
            <text:p>26-04-2020</text:p>
          </table:table-cell>
          <table:table-cell office:value-type="float" office:value="26" table:style-name="ce59">
            <text:p>26</text:p>
          </table:table-cell>
          <table:table-cell office:value-type="float" office:value="0.51851851851851927" table:formula="of:=[.$G$48]*(1-1/[.$J$32]*[.J30])" table:style-name="ce30">
            <text:p>0,518518519</text:p>
          </table:table-cell>
          <table:table-cell office:value-type="float" office:value="0" table:formula="of:=[.L29]-0" table:style-name="ce30">
            <text:p>0</text:p>
          </table:table-cell>
          <table:table-cell office:value-type="float" office:value="0.59259259259259345" table:formula="of:=[.$I$68]*(1-1/[.$J$32]*[.J30])" table:style-name="ce30">
            <text:p>0,592592593</text:p>
          </table:table-cell>
          <table:table-cell office:value-type="float" office:value="1" table:formula="of:=[.N29]-6" table:style-name="ce30">
            <text:p>1</text:p>
          </table:table-cell>
          <table:table-cell office:value-type="float" office:value="1.1111111111111127" table:formula="of:=[.K30]+[.M30]" table:style-name="ce23">
            <text:p>1,111111111</text:p>
          </table:table-cell>
          <table:table-cell office:value-type="float" office:value="1" table:formula="of:=[.L30]+[.N30]" table:style-name="ce23">
            <text:p>1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office:value-type="date" office:date-value="2020-04-27T00:00:00" table:style-name="ce58">
            <text:p>27-04-2020</text:p>
          </table:table-cell>
          <table:table-cell office:value-type="float" office:value="27" table:style-name="ce59">
            <text:p>27</text:p>
          </table:table-cell>
          <table:table-cell office:value-type="float" office:value="0" table:formula="of:=[.$G$48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$I$68]*(1-1/[.$J$32]*[.J31])" table:style-name="ce30">
            <text:p>0</text:p>
          </table:table-cell>
          <table:table-cell office:value-type="float" office:value="0" table:formula="of:=[.F95]" table:style-name="ce30">
            <text:p>0</text:p>
          </table:table-cell>
          <table:table-cell office:value-type="float" office:value="0" table:formula="of:=[.K31]+[.M31]" table:style-name="ce23">
            <text:p>0</text:p>
          </table:table-cell>
          <table:table-cell office:value-type="float" office:value="0" table:formula="of:=[.L31]+[.N31]" table:style-name="ce23">
            <text:p>0</text:p>
          </table:table-cell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style-name="ce23"/>
          <table:table-cell office:value-type="float" office:value="27" table:formula="of:=COUNTA([.J4:.J30])" table:style-name="ce23">
            <text:p>27</text:p>
          </table:table-cell>
          <table:table-cell table:number-columns-repeated="6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number-columns-repeated="16376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number-columns-repeated="16376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5">
            <text:p>Interface code</text:p>
          </table:table-cell>
          <table:table-cell table:number-columns-repeated="2" table:style-name="ce26"/>
          <table:table-cell office:value-type="float" office:value="0" table:style-name="ce52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déroulant pour créer une forme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panneau de suivi des formes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affichage)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compilation)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des classes formes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 -&gt; annulé par le client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office:value-type="string" table:style-name="ce27">
            <text:p>Alexandre MISSENARD</text:p>
          </table:table-cell>
          <table:table-cell office:value-type="string" table:style-name="ce35">
            <text:p>Ludéric VAN CALCK</text:p>
          </table:table-cell>
          <table:table-cell office:value-type="float" office:value="3" table:style-name="ce36">
            <text:p>3</text:p>
          </table:table-cell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1" table:style-name="ce36">
            <text:p>1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6" table:formula="of:=SUM([.F38:.F47])" table:style-name="ce37">
            <text:p>6</text:p>
          </table:table-cell>
          <table:table-cell office:value-type="float" office:value="14" table:formula="of:=SUM([.G38:.G47])" table:style-name="ce37">
            <text:p>1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2:.F52])" table:style-name="ce32">
            <text:p>0</text:p>
          </table:table-cell>
          <table:table-cell office:value-type="float" office:value="10" table:formula="of:=SUM([.G52:.G52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7:.F57])" table:style-name="ce37">
            <text:p>0</text:p>
          </table:table-cell>
          <table:table-cell office:value-type="float" office:value="4" table:formula="of:=SUM([.G57:.G57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intenir le pdf fixe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Minh NGUYEN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réer un panneau de formes prédéfinies</text:p>
          </table:table-cell>
          <table:table-cell office:value-type="string" table:style-name="ce27">
            <text:p>Franck TROUILLEZ</text:p>
          </table:table-cell>
          <table:table-cell office:value-type="string" table:style-name="ce27">
            <text:p>Lise COTTIN</text:p>
          </table:table-cell>
          <table:table-cell office:value-type="float" office:value="8" table:style-name="ce28">
            <text:p>8</text:p>
          </table:table-cell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pôt d'une forme sur le canevas (drop)</text:p>
          </table:table-cell>
          <table:table-cell office:value-type="string" table:style-name="ce27">
            <text:p>Andrey SOBOLEVSKY</text:p>
          </table:table-cell>
          <table:table-cell office:value-type="string" table:style-name="ce27">
            <text:p>Armand LOSFELD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Affichage de la forme <text:s/>lors du mouvement 'drag and drop'</text:p>
          </table:table-cell>
          <table:table-cell office:value-type="string" table:style-name="ce27">
            <text:p>Miró-Manuel MATAGNE</text:p>
          </table:table-cell>
          <table:table-cell office:value-type="string" table:style-name="ce27">
            <text:p>Edgar BADALYAN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53"/>
          <table:table-cell office:value-type="string" table:style-name="ce27">
            <text:p>Refactoring du code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Miró-Manuel MATAGNE, Raffaele TODESCO, Edgar BADALYAN</text:p>
          </table:table-cell>
          <table:table-cell office:value-type="float" office:value="6" table:style-name="ce28">
            <text:p>6</text:p>
          </table:table-cell>
          <table:table-cell office:value-type="float" office:value="7" table:style-name="ce28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53"/>
          <table:table-cell office:value-type="string" table:style-name="ce27">
            <text:p>Mode gaucher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4" table:formula="of:=SUM([.F62:.F67])" table:style-name="ce32">
            <text:p>24</text:p>
          </table:table-cell>
          <table:table-cell office:value-type="float" office:value="17" table:formula="of:=SUM([.G62:.G67])" table:style-name="ce32">
            <text:p>17</text:p>
          </table:table-cell>
          <table:table-cell office:value-type="string" table:style-name="ce23">
            <text:p>Sans mode gaucher</text:p>
          </table:table-cell>
          <table:table-cell office:value-type="float" office:value="16" table:formula="of:=SUM([.G62:.G66])" table:style-name="ce23">
            <text:p>16</text:p>
          </table:table-cell>
          <table:table-cell table:number-columns-repeated="16375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2:.F75])" table:style-name="ce37">
            <text:p>0</text:p>
          </table:table-cell>
          <table:table-cell office:value-type="float" office:value="19" table:formula="of:=SUM([.G72:.G75])" table:style-name="ce37">
            <text:p>19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0:.F84])" table:style-name="ce32">
            <text:p>0</text:p>
          </table:table-cell>
          <table:table-cell office:value-type="float" office:value="17" table:formula="of:=SUM([.G80:.G84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9:.F93])" table:style-name="ce37">
            <text:p>0</text:p>
          </table:table-cell>
          <table:table-cell office:value-type="float" office:value="32" table:formula="of:=SUM([.G89:.G93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8:.F100])" table:style-name="ce32">
            <text:p>0</text:p>
          </table:table-cell>
          <table:table-cell office:value-type="float" office:value="20" table:formula="of:=SUM([.G98:.G100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5:.F105])" table:style-name="ce37">
            <text:p>0</text:p>
          </table:table-cell>
          <table:table-cell office:value-type="float" office:value="9" table:formula="of:=SUM([.G105:.G105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0:.F110])" table:style-name="ce32">
            <text:p>0</text:p>
          </table:table-cell>
          <table:table-cell office:value-type="float" office:value="15" table:formula="of:=SUM([.G110:.G110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5:.F115])" table:style-name="ce32">
            <text:p>0</text:p>
          </table:table-cell>
          <table:table-cell office:value-type="float" office:value="7" table:formula="of:=SUM([.G115:.G115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22:.F122])" table:style-name="ce32">
            <text:p>0</text:p>
          </table:table-cell>
          <table:table-cell office:value-type="float" office:value="12" table:formula="of:=SUM([.G120:.G120])" table:style-name="ce32">
            <text:p>12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number-rows-repeated="1048454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6.89583in" svg:y="2.88021in" svg:width="5.90104in" svg:height="3.66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office:value-type="string" table:style-name="ce27">
            <text:p>Edgar Badalyan</text:p>
          </table:table-cell>
          <table:table-cell office:value-type="string" table:style-name="ce27">
            <text:p>Minh Nguyen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0T00:00:00" table:style-name="ce60">
            <text:p>10-03-2020</text:p>
          </table:table-cell>
          <table:table-cell office:value-type="float" office:value="0" table:style-name="ce61">
            <text:p>0</text:p>
          </table:table-cell>
          <table:table-cell office:value-type="float" office:value="0" table:formula="of:=[.$G$11]*(1-1/[.$J$24]*[.J4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4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4]+[.M4]" table:style-name="ce23">
            <text:p>0</text:p>
          </table:table-cell>
          <table:table-cell office:value-type="float" office:value="0" table:formula="of:=[.L4]+[.N4]" table:style-name="ce23">
            <text:p>#VALEUR!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Lise Cottin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1T00:00:00" table:style-name="ce60">
            <text:p>11-03-2020</text:p>
          </table:table-cell>
          <table:table-cell office:value-type="float" office:value="1" table:style-name="ce61">
            <text:p>1</text:p>
          </table:table-cell>
          <table:table-cell office:value-type="float" office:value="0" table:formula="of:=[.$G$11]*(1-1/[.$J$24]*[.J5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5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5]+[.M5]" table:style-name="ce23">
            <text:p>0</text:p>
          </table:table-cell>
          <table:table-cell office:value-type="float" office:value="0" table:formula="of:=[.L5]+[.N5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office:value-type="string" table:style-name="ce27">
            <text:p>Franck Trouillez</text:p>
          </table:table-cell>
          <table:table-cell office:value-type="string" table:style-name="ce27">
            <text:p>Alexandre Missenard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2T00:00:00" table:style-name="ce60">
            <text:p>12-03-2020</text:p>
          </table:table-cell>
          <table:table-cell office:value-type="float" office:value="2" table:style-name="ce61">
            <text:p>2</text:p>
          </table:table-cell>
          <table:table-cell office:value-type="float" office:value="0" table:formula="of:=[.$G$11]*(1-1/[.$J$24]*[.J6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6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6]+[.M6]" table:style-name="ce23">
            <text:p>0</text:p>
          </table:table-cell>
          <table:table-cell office:value-type="float" office:value="0" table:formula="of:=[.L6]+[.N6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Armand Losfeld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3T00:00:00" table:style-name="ce60">
            <text:p>13-03-2020</text:p>
          </table:table-cell>
          <table:table-cell office:value-type="float" office:value="3" table:style-name="ce61">
            <text:p>3</text:p>
          </table:table-cell>
          <table:table-cell office:value-type="float" office:value="0" table:formula="of:=[.$G$11]*(1-1/[.$J$24]*[.J7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7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7]+[.M7]" table:style-name="ce23">
            <text:p>0</text:p>
          </table:table-cell>
          <table:table-cell office:value-type="float" office:value="0" table:formula="of:=[.L7]+[.N7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office:value-type="string" table:style-name="ce27">
            <text:p>Alexandre Missenard</text:p>
          </table:table-cell>
          <table:table-cell office:value-type="string" table:style-name="ce27">
            <text:p>Franck Trouillez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4T00:00:00" table:style-name="ce60">
            <text:p>14-03-2020</text:p>
          </table:table-cell>
          <table:table-cell office:value-type="float" office:value="4" table:style-name="ce61">
            <text:p>4</text:p>
          </table:table-cell>
          <table:table-cell office:value-type="float" office:value="0" table:formula="of:=[.$G$11]*(1-1/[.$J$24]*[.J10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10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10]+[.M10]" table:style-name="ce23">
            <text:p>0</text:p>
          </table:table-cell>
          <table:table-cell office:value-type="float" office:value="0" table:formula="of:=[.L10]+[.N10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3-15T00:00:00" table:style-name="ce60">
            <text:p>15-03-2020</text:p>
          </table:table-cell>
          <table:table-cell office:value-type="float" office:value="5" table:style-name="ce61">
            <text:p>5</text:p>
          </table:table-cell>
          <table:table-cell office:value-type="float" office:value="0" table:formula="of:=[.$G$11]*(1-1/[.$J$24]*[.J11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11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11]+[.M11]" table:style-name="ce23">
            <text:p>0</text:p>
          </table:table-cell>
          <table:table-cell office:value-type="float" office:value="0" table:formula="of:=[.L11]+[.N11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3-16T00:00:00" table:style-name="ce60">
            <text:p>16-03-2020</text:p>
          </table:table-cell>
          <table:table-cell office:value-type="float" office:value="6" table:style-name="ce61">
            <text:p>6</text:p>
          </table:table-cell>
          <table:table-cell office:value-type="float" office:value="0" table:formula="of:=[.$G$11]*(1-1/[.$J$24]*[.J12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12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12]+[.M12]" table:style-name="ce23">
            <text:p>0</text:p>
          </table:table-cell>
          <table:table-cell office:value-type="float" office:value="0" table:formula="of:=[.L12]+[.N12]" table:style-name="ce23">
            <text:p>#VALEUR!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3-17T00:00:00" table:style-name="ce60">
            <text:p>17-03-2020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$G$11]*(1-1/[.$J$24]*[.J13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13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13]+[.M13]" table:style-name="ce23">
            <text:p>0</text:p>
          </table:table-cell>
          <table:table-cell office:value-type="float" office:value="0" table:formula="of:=[.L13]+[.N13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table:style-name="ce33"/>
          <table:table-cell table:style-name="ce23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3" table:style-name="ce23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3-18T00:00:00" table:style-name="ce60">
            <text:p>18-03-2020</text:p>
          </table:table-cell>
          <table:table-cell office:value-type="float" office:value="8" table:style-name="ce61">
            <text:p>8</text:p>
          </table:table-cell>
          <table:table-cell office:value-type="float" office:value="0" table:formula="of:=[.$G$11]*(1-1/[.$J$24]*[.J16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16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16]+[.M16]" table:style-name="ce23">
            <text:p>0</text:p>
          </table:table-cell>
          <table:table-cell office:value-type="float" office:value="0" table:formula="of:=[.L16]+[.N16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3-19T00:00:00" table:style-name="ce60">
            <text:p>19-03-2020</text:p>
          </table:table-cell>
          <table:table-cell office:value-type="float" office:value="9" table:style-name="ce61">
            <text:p>9</text:p>
          </table:table-cell>
          <table:table-cell office:value-type="float" office:value="0" table:formula="of:=[.$G$11]*(1-1/[.$J$24]*[.J17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17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17]+[.M17]" table:style-name="ce23">
            <text:p>0</text:p>
          </table:table-cell>
          <table:table-cell office:value-type="float" office:value="0" table:formula="of:=[.L17]+[.N17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3-20T00:00:00" table:style-name="ce60">
            <text:p>20-03-2020</text:p>
          </table:table-cell>
          <table:table-cell office:value-type="float" office:value="10" table:style-name="ce61">
            <text:p>10</text:p>
          </table:table-cell>
          <table:table-cell office:value-type="float" office:value="0" table:formula="of:=[.$G$11]*(1-1/[.$J$24]*[.J18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18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18]+[.M18]" table:style-name="ce23">
            <text:p>0</text:p>
          </table:table-cell>
          <table:table-cell office:value-type="float" office:value="0" table:formula="of:=[.L18]+[.N18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3-21T00:00:00" table:style-name="ce60">
            <text:p>21-03-2020</text:p>
          </table:table-cell>
          <table:table-cell office:value-type="float" office:value="11" table:style-name="ce61">
            <text:p>11</text:p>
          </table:table-cell>
          <table:table-cell office:value-type="float" office:value="0" table:formula="of:=[.$G$11]*(1-1/[.$J$24]*[.J19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19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19]+[.M19]" table:style-name="ce23">
            <text:p>0</text:p>
          </table:table-cell>
          <table:table-cell office:value-type="float" office:value="0" table:formula="of:=[.L19]+[.N19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22T00:00:00" table:style-name="ce60">
            <text:p>22-03-2020</text:p>
          </table:table-cell>
          <table:table-cell office:value-type="float" office:value="12" table:style-name="ce61">
            <text:p>12</text:p>
          </table:table-cell>
          <table:table-cell office:value-type="float" office:value="0" table:formula="of:=[.$G$11]*(1-1/[.$J$24]*[.J22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22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22]+[.M22]" table:style-name="ce23">
            <text:p>0</text:p>
          </table:table-cell>
          <table:table-cell office:value-type="float" office:value="0" table:formula="of:=[.L22]+[.N22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3-23T00:00:00" table:style-name="ce60">
            <text:p>23-03-2020</text:p>
          </table:table-cell>
          <table:table-cell office:value-type="float" office:value="13" table:style-name="ce61">
            <text:p>13</text:p>
          </table:table-cell>
          <table:table-cell office:value-type="float" office:value="0" table:formula="of:=[.$G$11]*(1-1/[.$J$24]*[.J23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$G$41]*(1-1/[.$J$24]*[.J23])" table:style-name="ce30">
            <text:p>0</text:p>
          </table:table-cell>
          <table:table-cell office:value-type="string" table:style-name="ce30">
            <text:p>?</text:p>
          </table:table-cell>
          <table:table-cell office:value-type="float" office:value="0" table:formula="of:=[.K23]+[.M23]" table:style-name="ce23">
            <text:p>0</text:p>
          </table:table-cell>
          <table:table-cell office:value-type="float" office:value="0" table:formula="of:=[.L23]+[.N23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table:style-name="ce60"/>
          <table:table-cell office:value-type="float" office:value="13" table:formula="of:=COUNTA([.J4:.J22])" table:style-name="ce61">
            <text:p>13</text:p>
          </table:table-cell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39"/>
          <table:table-cell table:style-name="ce23"/>
          <table:table-cell table:style-name="ce30"/>
          <table:table-cell table:style-name="ce23"/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3" table:style-name="ce23"/>
          <table:table-cell table:style-name="ce30"/>
          <table:table-cell table:style-name="ce23"/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table:style-name="ce60"/>
          <table:table-cell table:style-name="ce61"/>
          <table:table-cell table:number-columns-repeated="6" table:style-name="ce30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style-name="ce60"/>
          <table:table-cell table:style-name="ce61"/>
          <table:table-cell table:number-columns-repeated="4" table:style-name="ce30"/>
          <table:table-cell table:number-columns-repeated="16370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style-name="ce60"/>
          <table:table-cell table:style-name="ce61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(liens et nœuds)</text:p>
          </table:table-cell>
          <table:table-cell table:style-name="ce27"/>
          <table:table-cell table:style-name="ce35"/>
          <table:table-cell table:style-name="ce36"/>
          <table:table-cell office:value-type="float" office:value="13" table:style-name="ce36">
            <text:p>13</text:p>
          </table:table-cell>
          <table:table-cell table:style-name="ce23"/>
          <table:table-cell table:style-name="ce39"/>
          <table:table-cell table:number-columns-repeated="7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de code</text:p>
          </table:table-cell>
          <table:table-cell office:value-type="string" table:style-name="ce27">
            <text:p>Andrey Sobolevsky</text:p>
          </table:table-cell>
          <table:table-cell office:value-type="string" table:style-name="ce35">
            <text:p>Miró-Manuel Matagne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</text:p>
          </table:table-cell>
          <table:table-cell table:style-name="ce27"/>
          <table:table-cell table:style-name="ce35"/>
          <table:table-cell table:style-name="ce36"/>
          <table:table-cell office:value-type="float" office:value="15" table:style-name="ce36">
            <text:p>1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8:.F44])" table:style-name="ce37">
            <text:p>0</text:p>
          </table:table-cell>
          <table:table-cell office:value-type="float" office:value="46" table:formula="of:=SUM([.G38:.G44])" table:style-name="ce37">
            <text:p>46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2">
            <text:p>0</text:p>
          </table:table-cell>
          <table:table-cell office:value-type="float" office:value="10" table:formula="of:=SUM([.G49:.G49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6])" table:style-name="ce37">
            <text:p>0</text:p>
          </table:table-cell>
          <table:table-cell office:value-type="float" office:value="8" table:formula="of:=SUM([.G54:.G56])" table:style-name="ce37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eamwork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1:.F63])" table:style-name="ce32">
            <text:p>0</text:p>
          </table:table-cell>
          <table:table-cell office:value-type="float" office:value="10" table:formula="of:=SUM([.G61:.G63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8:.F71])" table:style-name="ce37">
            <text:p>0</text:p>
          </table:table-cell>
          <table:table-cell office:value-type="float" office:value="19" table:formula="of:=SUM([.G68:.G71])" table:style-name="ce37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6:.F80])" table:style-name="ce32">
            <text:p>0</text:p>
          </table:table-cell>
          <table:table-cell office:value-type="float" office:value="17" table:formula="of:=SUM([.G76:.G80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9])" table:style-name="ce37">
            <text:p>0</text:p>
          </table:table-cell>
          <table:table-cell office:value-type="float" office:value="32" table:formula="of:=SUM([.G85:.G89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4:.F96])" table:style-name="ce32">
            <text:p>0</text:p>
          </table:table-cell>
          <table:table-cell office:value-type="float" office:value="20" table:formula="of:=SUM([.G94:.G96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1])" table:style-name="ce37">
            <text:p>0</text:p>
          </table:table-cell>
          <table:table-cell office:value-type="float" office:value="9" table:formula="of:=SUM([.G101:.G101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6:.F106])" table:style-name="ce32">
            <text:p>0</text:p>
          </table:table-cell>
          <table:table-cell office:value-type="float" office:value="15" table:formula="of:=SUM([.G106:.G106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1:.F111])" table:style-name="ce32">
            <text:p>0</text:p>
          </table:table-cell>
          <table:table-cell office:value-type="float" office:value="7" table:formula="of:=SUM([.G111:.G111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8:.F118])" table:style-name="ce32">
            <text:p>0</text:p>
          </table:table-cell>
          <table:table-cell office:value-type="float" office:value="12" table:formula="of:=SUM([.G116:.G116])" table:style-name="ce32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88" table:base-cell-address="IT1.$A$1"/>
        <table:named-range table:name="IT1H11" table:cell-range-address="IT1.$F$95" table:base-cell-address="IT1.$A$1"/>
        <table:named-range table:name="IT1H12" table:cell-range-address="IT1.$F$100" table:base-cell-address="IT1.$A$1"/>
        <table:named-range table:name="IT1H13" table:cell-range-address="IT1.$F$105" table:base-cell-address="IT1.$A$1"/>
        <table:named-range table:name="IT1H14" table:cell-range-address="IT1.$F$110" table:base-cell-address="IT1.$A$1"/>
        <table:named-range table:name="IT1H15" table:cell-range-address="IT1.$F$115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5" table:base-cell-address="IT1.$A$1"/>
        <table:named-range table:name="IT1H7" table:cell-range-address="IT1.$F$62" table:base-cell-address="IT1.$A$1"/>
        <table:named-range table:name="IT1H8" table:cell-range-address="IT1.$F$70" table:base-cell-address="IT1.$A$1"/>
        <table:named-range table:name="IT1H9" table:cell-range-address="IT1.$F$79" table:base-cell-address="IT1.$A$1"/>
        <table:named-range table:name="IT2H1" table:cell-range-address="IT2.$F$11" table:base-cell-address="IT2.$A$1"/>
        <table:named-range table:name="IT2H10" table:cell-range-address="IT2.$F$91" table:base-cell-address="IT2.$A$1"/>
        <table:named-range table:name="IT2H11" table:cell-range-address="IT2.$F$98" table:base-cell-address="IT2.$A$1"/>
        <table:named-range table:name="IT2H12" table:cell-range-address="IT2.$F$103" table:base-cell-address="IT2.$A$1"/>
        <table:named-range table:name="IT2H13" table:cell-range-address="IT2.$F$108" table:base-cell-address="IT2.$A$1"/>
        <table:named-range table:name="IT2H14" table:cell-range-address="IT2.$F$113" table:base-cell-address="IT2.$A$1"/>
        <table:named-range table:name="IT2H15" table:cell-range-address="IT2.$F$118" table:base-cell-address="IT2.$A$1"/>
        <table:named-range table:name="IT2H2" table:cell-range-address="IT2.$F$24" table:base-cell-address="IT2.$A$1"/>
        <table:named-range table:name="IT2H3" table:cell-range-address="IT2.$F$34" table:base-cell-address="IT2.$A$1"/>
        <table:named-range table:name="IT2H4" table:cell-range-address="IT2.$F$48" table:base-cell-address="IT2.$A$1"/>
        <table:named-range table:name="IT2H5" table:cell-range-address="IT2.$F$53" table:base-cell-address="IT2.$A$1"/>
        <table:named-range table:name="IT2H6" table:cell-range-address="IT2.$F$58" table:base-cell-address="IT2.$A$1"/>
        <table:named-range table:name="IT2H7" table:cell-range-address="IT2.$F$65" table:base-cell-address="IT2.$A$1"/>
        <table:named-range table:name="IT2H8" table:cell-range-address="IT2.$F$73" table:base-cell-address="IT2.$A$1"/>
        <table:named-range table:name="IT2H9" table:cell-range-address="IT2.$F$82" table:base-cell-address="IT2.$A$1"/>
        <table:named-range table:name="IT3H1" table:cell-range-address="IT3.$F$11" table:base-cell-address="IT3.$A$1"/>
        <table:named-range table:name="IT3H10" table:cell-range-address="IT3.$F$95" table:base-cell-address="IT3.$A$1"/>
        <table:named-range table:name="IT3H11" table:cell-range-address="IT3.$F$106" table:base-cell-address="IT3.$A$1"/>
        <table:named-range table:name="IT3H12" table:cell-range-address="IT3.$F$113" table:base-cell-address="IT3.$A$1"/>
        <table:named-range table:name="IT3H13" table:cell-range-address="IT3.$F$124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70" table:base-cell-address="IT3.$A$1"/>
        <table:named-range table:name="IT3H8" table:cell-range-address="IT3.$F$77" table:base-cell-address="IT3.$A$1"/>
        <table:named-range table:name="IT3H9" table:cell-range-address="IT3.$F$88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number-style style:name="N37P0">
      <number:number number:decimal-places="0" number:min-integer-digits="1"/>
    </number:number-style>
    <number:number-style style:name="N37">
      <style:text-properties fo:color="#FF0000"/>
      <number:text>-</number:text>
      <number:number number:decimal-places="0" number:min-integer-digits="1"/>
      <style:map style:condition="value()&gt;=0" style:apply-style-name="N37P0"/>
    </number:number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18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684251969in" fo:margin-left="0in" fo:margin-right="0in" fo:margin-bottom="0in"/>
      </style:header-style>
      <style:footer-style>
        <style:header-footer-properties fo:min-height="0.68425196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jdestefani</meta:initial-creator>
    <dc:creator>Andrey Sobolevsky</dc:creator>
    <meta:creation-date>2018-01-29T13:27:33Z</meta:creation-date>
    <dc:date>2020-04-27T19:12:38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778in" svg:stroke-color="#ffcc0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1fb714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0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99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99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dd0806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abea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</office:automatic-styles>
  <office:body>
    <office:chart>
      <chart:chart chart:class="chart:line" svg:height="370.4996850393701pt" svg:width="521.24968503937pt" chart:style-name="Crt0">
        <chart:legend svg:x="425.2503149606299pt" svg:y="4.12496062992126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9.1251181102362pt" svg:width="296.24968503937pt" chart:style-name="Crt0">
        <chart:legend svg:x="232.1253543307087pt" svg:y="66.75023622047244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02362204725pt" chart:style-name="Crt0">
        <chart:legend svg:x="369.0002362204725pt" svg:y="117.000157480315pt" chart:style-name="Lgnd"/>
        <chart:plot-area svg:x="0.0pt" svg:y="0.0pt" svg:width="356.6301574803149pt" svg:height="257.253700787401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02362204725pt" chart:style-name="Crt0">
        <chart:legend svg:x="366.0002362204725pt" svg:y="112.500157480315pt" chart:style-name="Lgnd"/>
        <chart:plot-area svg:x="6.068661417322834pt" svg:y="4.198425196850394pt" svg:width="354.2988188976378pt" svg:height="257.253700787401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7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002362204725pt" svg:width="424.8748031496062pt" chart:style-name="Crt0">
        <chart:legend svg:x="366.7497637795275pt" svg:y="108.750078740157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31"/>
          </chart:axis>
          <chart:series chart:label-cell-address="IT3.$O$3" chart:values-cell-range-address="IT3.$O$4:.$O$31" chart:class="chart:line" chart:attached-axis="primary-y" chart:style-name="G0S0">
            <chart:data-point chart:repeated="28"/>
          </chart:series>
          <chart:series chart:label-cell-address="IT3.$P$3" chart:values-cell-range-address="IT3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002362204725pt" svg:width="424.8748031496062pt" chart:style-name="Crt0">
        <chart:legend svg:x="366.7497637795275pt" svg:y="108.750078740157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